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/>
    <style:font-face style:name="PakType Naqsh" svg:font-family="'PakType Naqsh'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214.61pt"/>
    </style:style>
    <style:style style:name="co3" style:family="table-column">
      <style:table-column-properties fo:break-before="auto" style:column-width="81.01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77.95pt"/>
    </style:style>
    <style:style style:name="co6" style:family="table-column">
      <style:table-column-properties fo:break-before="auto" style:column-width="369.75pt"/>
    </style:style>
    <style:style style:name="co7" style:family="table-column">
      <style:table-column-properties fo:break-before="auto" style:column-width="78.01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357pt"/>
    </style:style>
    <style:style style:name="co10" style:family="table-column">
      <style:table-column-properties fo:break-before="auto" style:column-width="94.96pt"/>
    </style:style>
    <style:style style:name="co11" style:family="table-column">
      <style:table-column-properties fo:break-before="auto" style:column-width="108.06pt"/>
    </style:style>
    <style:style style:name="co12" style:family="table-column">
      <style:table-column-properties fo:break-before="auto" style:column-width="259.51pt"/>
    </style:style>
    <style:style style:name="co13" style:family="table-column">
      <style:table-column-properties fo:break-before="auto" style:column-width="69.76pt"/>
    </style:style>
    <style:style style:name="co14" style:family="table-column">
      <style:table-column-properties fo:break-before="auto" style:column-width="102.64pt"/>
    </style:style>
    <style:style style:name="co15" style:family="table-column">
      <style:table-column-properties fo:break-before="auto" style:column-width="334.26pt"/>
    </style:style>
    <style:style style:name="co16" style:family="table-column">
      <style:table-column-properties fo:break-before="auto" style:column-width="227.25pt"/>
    </style:style>
    <style:style style:name="co17" style:family="table-column">
      <style:table-column-properties fo:break-before="auto" style:column-width="104.2pt"/>
    </style:style>
    <style:style style:name="co18" style:family="table-column">
      <style:table-column-properties fo:break-before="auto" style:column-width="303.59pt"/>
    </style:style>
    <style:style style:name="co19" style:family="table-column">
      <style:table-column-properties fo:break-before="auto" style:column-width="83.99pt"/>
    </style:style>
    <style:style style:name="co20" style:family="table-column">
      <style:table-column-properties fo:break-before="auto" style:column-width="65.99pt"/>
    </style:style>
    <style:style style:name="ro1" style:family="table-row">
      <style:table-row-properties style:row-height="14.2pt" fo:break-before="auto" style:use-optimal-row-height="false"/>
    </style:style>
    <style:style style:name="ro2" style:family="table-row">
      <style:table-row-properties style:row-height="19.6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PageStyle_5f_Total_20_Rev_20__26__20_Exp">
      <style:table-properties table:display="true" style:writing-mode="lr-tb"/>
    </style:style>
    <style:style style:name="ta2" style:family="table" style:master-page-name="PageStyle_5f_Revenue">
      <style:table-properties table:display="true" style:writing-mode="lr-tb"/>
    </style:style>
    <style:style style:name="ta3" style:family="table" style:master-page-name="PageStyle_5f_Recurrent_20_Expenditure">
      <style:table-properties table:display="true" style:writing-mode="lr-tb"/>
    </style:style>
    <style:style style:name="ta4" style:family="table" style:master-page-name="PageStyle_5f_Govt_20_Subsidies">
      <style:table-properties table:display="true" style:writing-mode="lr-tb"/>
    </style:style>
    <style:style style:name="ta5" style:family="table" style:master-page-name="PageStyle_5f_Project_20_Expenditure">
      <style:table-properties table:display="true" style:writing-mode="lr-tb"/>
    </style:style>
    <style:style style:name="ta6" style:family="table" style:master-page-name="PageStyle_5f_Municipalities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Heading1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Content">
      <style:table-cell-properties fo:border-bottom="none" fo:border-left="0.06pt solid #000000" fo:border-right="none" fo:border-top="none"/>
    </style:style>
    <style:style style:name="ce4" style:family="table-cell" style:parent-style-name="Subtotal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Heading1">
      <style:table-cell-properties fo:border-bottom="0.06pt solid #000000" fo:border-left="none" fo:border-right="none" fo:border-top="0.06pt solid #000000"/>
    </style:style>
    <style:style style:name="ce6" style:family="table-cell" style:parent-style-name="Subtotal">
      <style:table-cell-properties fo:border-bottom="0.06pt solid #000000" fo:border-left="none" fo:border-right="none" fo:border-top="0.06pt solid #000000"/>
    </style:style>
    <style:style style:name="ce7" style:family="table-cell" style:parent-style-name="Heading1">
      <style:table-cell-properties fo:border-bottom="0.06pt solid #000000" fo:border-left="none" fo:border-right="0.06pt solid #000000" fo:border-top="0.06pt solid #000000"/>
    </style:style>
    <style:style style:name="ce8" style:family="table-cell" style:parent-style-name="Content">
      <style:table-cell-properties fo:border-bottom="none" fo:border-left="none" fo:border-right="0.06pt solid #000000" fo:border-top="none"/>
    </style:style>
    <style:style style:name="ce9" style:family="table-cell" style:parent-style-name="Subtotal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Subtotal">
      <style:table-cell-properties fo:border-bottom="none" fo:border-left="0.06pt solid #000000" fo:border-right="none" fo:border-top="none"/>
    </style:style>
    <style:style style:name="ce11" style:family="table-cell" style:parent-style-name="Subtotal">
      <style:table-cell-properties fo:border-bottom="none" fo:border-left="none" fo:border-right="0.06pt solid #000000" fo:border-top="none"/>
    </style:style>
    <style:style style:name="ce12" style:family="table-cell" style:parent-style-name="Heading1">
      <style:table-cell-properties fo:border-bottom="none" fo:border-left="0.06pt solid #000000" fo:border-right="none" fo:border-top="0.06pt solid #000000"/>
    </style:style>
    <style:style style:name="ce13" style:family="table-cell" style:parent-style-name="Content">
      <style:table-cell-properties fo:border-bottom="0.06pt solid #000000" fo:border-left="0.06pt solid #000000" fo:border-right="none" fo:border-top="none"/>
    </style:style>
    <style:style style:name="ce14" style:family="table-cell" style:parent-style-name="Heading1">
      <style:table-cell-properties fo:border-bottom="none" fo:border-left="none" fo:border-right="none" fo:border-top="0.06pt solid #000000"/>
    </style:style>
    <style:style style:name="ce15" style:family="table-cell" style:parent-style-name="Content">
      <style:table-cell-properties fo:border-bottom="0.06pt solid #000000" fo:border-left="none" fo:border-right="none" fo:border-top="none"/>
    </style:style>
    <style:style style:name="ce16" style:family="table-cell" style:parent-style-name="Heading1">
      <style:table-cell-properties fo:border-bottom="none" fo:border-left="none" fo:border-right="0.06pt solid #000000" fo:border-top="0.06pt solid #000000"/>
    </style:style>
    <style:style style:name="ce17" style:family="table-cell" style:parent-style-name="Conten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otal Rev &amp; Ex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onten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/>
          <table:table-cell table:style-name="Heading" office:value-type="string" calcext:value-type="string">
            <text:p>Table 1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Heading" office:value-type="string" calcext:value-type="string">
            <text:p>Total State Revenue &amp; Expenditur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Heading" office:value-type="string" calcext:value-type="string">
            <text:p>for The Fiscal Years 2015 &amp; 2016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REVENU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7"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 &amp; Gas Revenue</text:p>
          </table:table-cell>
          <table:table-cell office:value-type="float" office:value="1883722000" calcext:value-type="float">
            <text:p>1,883,722,000 </text:p>
          </table:table-cell>
          <table:table-cell table:style-name="ce8" office:value-type="float" office:value="1824149000" calcext:value-type="float">
            <text:p>1,824,149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uture Generations Fund</text:p>
          </table:table-cell>
          <table:table-cell office:value-type="float" office:value="-20641000" calcext:value-type="float">
            <text:p>(20,641,000)</text:p>
          </table:table-cell>
          <table:table-cell table:style-name="ce8" office:value-type="float" office:value="-20641000" calcext:value-type="float">
            <text:p>(20,641,00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il Subsidies in Local Market</text:p>
          </table:table-cell>
          <table:table-cell office:value-type="float" office:value="-105468000" calcext:value-type="float">
            <text:p>(105,468,000)</text:p>
          </table:table-cell>
          <table:table-cell table:style-name="ce8" office:value-type="float" office:value="-102721000" calcext:value-type="float">
            <text:p>(102,721,000)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Net Oil &amp; Gas Revenue</text:p>
          </table:table-cell>
          <table:table-cell table:style-name="ce6" table:formula="of:=SUBTOTAL(9;[.C10:.C12])" office:value-type="float" office:value="1757613000" calcext:value-type="float">
            <text:p>1,757,613,000 </text:p>
          </table:table-cell>
          <table:table-cell table:style-name="ce9" table:formula="of:=SUBTOTAL(9;[.D10:.D12])" office:value-type="float" office:value="1700787000" calcext:value-type="float">
            <text:p>1,700,787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on Oil Revenue</text:p>
          </table:table-cell>
          <table:table-cell office:value-type="float" office:value="391721000" calcext:value-type="float">
            <text:p>391,721,000 </text:p>
          </table:table-cell>
          <table:table-cell table:style-name="ce8" office:value-type="float" office:value="368342000" calcext:value-type="float">
            <text:p>368,342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rants</text:p>
          </table:table-cell>
          <table:table-cell table:formula="of:=[Revenue.C48]" office:value-type="float" office:value="28200000" calcext:value-type="float">
            <text:p>28,200,000 </text:p>
          </table:table-cell>
          <table:table-cell table:style-name="ce8" table:formula="of:=[Revenue.D48]" office:value-type="float" office:value="28200000" calcext:value-type="float">
            <text:p>28,200,0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otal Revenue</text:p>
          </table:table-cell>
          <table:table-cell table:style-name="ce6" table:formula="of:=SUBTOTAL(9;[.C10:.C15])" office:value-type="float" office:value="2177534000" calcext:value-type="float">
            <text:p>2,177,534,000 </text:p>
          </table:table-cell>
          <table:table-cell table:style-name="ce9" table:formula="of:=SUBTOTAL(9;[.D10:.D15])" office:value-type="float" office:value="2097329000" calcext:value-type="float">
            <text:p>2,097,329,000 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ontent"/>
          <table:table-cell/>
          <table:table-cell table:style-name="Content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EXPENDITURE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"/>
          <table:table-cell table:style-name="Default"/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7" office:value-type="float" office:value="2015" calcext:value-type="float">
            <text:p>20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current Expenditures</text:p>
          </table:table-cell>
          <table:table-cell office:value-type="float" office:value="2564661000" calcext:value-type="float">
            <text:p>2,564,661,000 </text:p>
          </table:table-cell>
          <table:table-cell table:style-name="ce8" office:value-type="float" office:value="2382415000" calcext:value-type="float">
            <text:p>2,382,415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overnment Subsidies</text:p>
          </table:table-cell>
          <table:table-cell table:formula="of:=['Govt Subsidies'.C20]" office:value-type="float" office:value="652889000" calcext:value-type="float">
            <text:p>652,889,000 </text:p>
          </table:table-cell>
          <table:table-cell table:style-name="ce8" table:formula="of:=['Govt Subsidies'.D20]" office:value-type="float" office:value="774171000" calcext:value-type="float">
            <text:p>774,171,0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otal Recurrent Expenditure</text:p>
          </table:table-cell>
          <table:table-cell table:style-name="ce6" table:formula="of:=SUBTOTAL(9;[.C22:.C23])" office:value-type="float" office:value="3217550000" calcext:value-type="float">
            <text:p>3,217,550,000 </text:p>
          </table:table-cell>
          <table:table-cell table:style-name="ce9" table:formula="of:=SUBTOTAL(9;[.D22:.D23])" office:value-type="float" office:value="3156586000" calcext:value-type="float">
            <text:p>3,156,586,000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jects Expenditure</text:p>
          </table:table-cell>
          <table:table-cell table:formula="of:=['Project Expenditure'.C48]" office:value-type="float" office:value="465000000" calcext:value-type="float">
            <text:p>465,000,000 </text:p>
          </table:table-cell>
          <table:table-cell table:style-name="ce8" table:formula="of:=['Project Expenditure'.D48]" office:value-type="float" office:value="445000000" calcext:value-type="float">
            <text:p>445,000,0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otal Expenditure</text:p>
          </table:table-cell>
          <table:table-cell table:style-name="ce6" table:formula="of:=SUBTOTAL(9;[.C22:.C25])" office:value-type="float" office:value="3682550000" calcext:value-type="float">
            <text:p>3,682,550,000 </text:p>
          </table:table-cell>
          <table:table-cell table:style-name="ce9" table:formula="of:=SUBTOTAL(9;[.D22:.D25])" office:value-type="float" office:value="3601586000" calcext:value-type="float">
            <text:p>3,601,586,000 </text:p>
          </table:table-cell>
          <table:table-cell table:number-columns-repeated="1020"/>
        </table:table-row>
        <table:table-row table:style-name="ro1">
          <table:table-cell/>
          <table:table-cell table:style-name="Content"/>
          <table:table-cell table:style-name="Subtotal" table:number-columns-repeated="2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Surplus / ( Deficit )</text:p>
          </table:table-cell>
          <table:table-cell table:style-name="ce6" table:formula="of:=[.C16]-[.C26]" office:value-type="float" office:value="-1505016000" calcext:value-type="float">
            <text:p>(1,505,016,000)</text:p>
          </table:table-cell>
          <table:table-cell table:style-name="ce9" table:formula="of:=[.D16]-[.D26]" office:value-type="float" office:value="-1504257000" calcext:value-type="float">
            <text:p>(1,504,257,000)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</table:table>
      <table:table table:name="Revenue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ce3"/>
        <table:table-column table:style-name="co7" table:default-cell-style-name="Content"/>
        <table:table-column table:style-name="co7" table:default-cell-style-name="ce8"/>
        <table:table-column table:style-name="co4" table:number-columns-repeated="1020" table:default-cell-style-name="Default"/>
        <table:table-row table:style-name="ro4">
          <table:table-cell/>
          <table:table-cell table:style-name="Heading" office:value-type="string" calcext:value-type="string">
            <text:p>Table 2</text:p>
          </table:table-cell>
          <table:table-cell table:style-name="Default" table:number-columns-repeated="2"/>
          <table:table-cell table:number-columns-repeated="1020"/>
        </table:table-row>
        <table:table-row table:style-name="ro4">
          <table:table-cell/>
          <table:table-cell table:style-name="Heading" office:value-type="string" calcext:value-type="string">
            <text:p>Revenue by Ministries</text:p>
          </table:table-cell>
          <table:table-cell table:style-name="Default" table:number-columns-repeated="2"/>
          <table:table-cell table:number-columns-repeated="1020"/>
        </table:table-row>
        <table:table-row table:style-name="ro4">
          <table:table-cell/>
          <table:table-cell table:style-name="Heading" office:value-type="string" calcext:value-type="string">
            <text:p>for The Fiscal Years 2015 &amp; 2016</text:p>
          </table:table-cell>
          <table:table-cell table:style-name="Default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Default" table:number-columns-repeated="2"/>
          <table:table-cell table:style-name="Default"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7" office:value-type="float" office:value="2015" calcext:value-type="float">
            <text:p>2015</text:p>
          </table:table-cell>
          <table:table-cell table:number-columns-repeated="1020"/>
        </table:table-row>
        <table:table-row-group>
          <table:table-row table:style-name="ro2">
            <table:table-cell/>
            <table:table-cell table:style-name="ce10" office:value-type="string" calcext:value-type="string">
              <text:p>Oil &amp; Gas Sector</text:p>
            </table:table-cell>
            <table:table-cell table:style-name="Subtotal" table:formula="of:=SUBTOTAL(9;[.C9:.C11])" office:value-type="float" office:value="1757613000" calcext:value-type="float">
              <text:p>1,757,613,000 </text:p>
            </table:table-cell>
            <table:table-cell table:style-name="ce11" table:formula="of:=SUBTOTAL(9;[.D9:.D11])" office:value-type="float" office:value="1700787000" calcext:value-type="float">
              <text:p>1,700,787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Net Oil Revenue</text:p>
              </table:table-cell>
              <table:table-cell office:value-type="float" office:value="1269039000" calcext:value-type="float">
                <text:p>1,269,039,000 </text:p>
              </table:table-cell>
              <table:table-cell office:value-type="float" office:value="1269327000" calcext:value-type="float">
                <text:p>1,269,327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Net Gas Revenue</text:p>
              </table:table-cell>
              <table:table-cell office:value-type="float" office:value="469965000" calcext:value-type="float">
                <text:p>469,965,000 </text:p>
              </table:table-cell>
              <table:table-cell office:value-type="float" office:value="414147000" calcext:value-type="float">
                <text:p>414,147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Oil Taxation &amp; Fees</text:p>
              </table:table-cell>
              <table:table-cell office:value-type="float" office:value="18609000" calcext:value-type="float">
                <text:p>18,609,000 </text:p>
              </table:table-cell>
              <table:table-cell office:value-type="float" office:value="17313000" calcext:value-type="float">
                <text:p>17,313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0" office:value-type="string" calcext:value-type="string">
              <text:p>Public Administration Sector</text:p>
            </table:table-cell>
            <table:table-cell table:style-name="Subtotal" table:formula="of:=SUBTOTAL(9;[.C13:.C21])" office:value-type="float" office:value="175895000" calcext:value-type="float">
              <text:p>175,895,000 </text:p>
            </table:table-cell>
            <table:table-cell table:style-name="ce11" table:formula="of:=SUBTOTAL(9;[.D13:.D21])" office:value-type="float" office:value="175134000" calcext:value-type="float">
              <text:p>175,134,000 </text:p>
            </table:table-cell>
            <table:table-cell table:number-columns-repeated="1020"/>
          </table:table-row>
          <table:table-row-group>
            <table:table-row table:style-name="ro3">
              <table:table-cell/>
              <table:table-cell office:value-type="string" calcext:value-type="string">
                <text:p>Ministry of Interior</text:p>
              </table:table-cell>
              <table:table-cell office:value-type="float" office:value="40700000" calcext:value-type="float">
                <text:p>40,700,000 </text:p>
              </table:table-cell>
              <table:table-cell office:value-type="float" office:value="40454000" calcext:value-type="float">
                <text:p>40,454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Legislation &amp; Legal Opinion Commission</text:p>
              </table:table-cell>
              <table:table-cell table:number-columns-repeated="2" office:value-type="float" office:value="5000" calcext:value-type="float">
                <text:p>5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Foreign Affairs</text:p>
              </table:table-cell>
              <table:table-cell table:number-columns-repeated="2" office:value-type="float" office:value="2055000" calcext:value-type="float">
                <text:p>2,055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Justice &amp; Islamic Affairs &amp; Awqaf (Justice Affairs)</text:p>
              </table:table-cell>
              <table:table-cell table:number-columns-repeated="2" office:value-type="float" office:value="10846000" calcext:value-type="float">
                <text:p>10,846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Justice &amp; Islamic Affairs &amp; Awqaf (Islamic Affairs)</text:p>
              </table:table-cell>
              <table:table-cell table:number-columns-repeated="2" office:value-type="float" office:value="10000" calcext:value-type="float">
                <text:p>10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Civil Service Bureau</text:p>
              </table:table-cell>
              <table:table-cell table:number-columns-repeated="2" office:value-type="float" office:value="5000" calcext:value-type="float">
                <text:p>5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Central Informatics Organization</text:p>
              </table:table-cell>
              <table:table-cell office:value-type="float" office:value="1688000" calcext:value-type="float">
                <text:p>1,688,000 </text:p>
              </table:table-cell>
              <table:table-cell office:value-type="float" office:value="1683000" calcext:value-type="float">
                <text:p>1,683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Survey &amp; Land Registration Bureau</text:p>
              </table:table-cell>
              <table:table-cell office:value-type="float" office:value="20886000" calcext:value-type="float">
                <text:p>20,886,000 </text:p>
              </table:table-cell>
              <table:table-cell office:value-type="float" office:value="20376000" calcext:value-type="float">
                <text:p>20,376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Customs Affairs</text:p>
              </table:table-cell>
              <table:table-cell table:number-columns-repeated="2" office:value-type="float" office:value="99700000" calcext:value-type="float">
                <text:p>99,700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0" office:value-type="string" calcext:value-type="string">
              <text:p>Social Services Sector</text:p>
            </table:table-cell>
            <table:table-cell table:style-name="Subtotal" table:formula="of:=SUBTOTAL(9;[.C23:.C28])" office:value-type="float" office:value="36194000" calcext:value-type="float">
              <text:p>36,194,000 </text:p>
            </table:table-cell>
            <table:table-cell table:style-name="ce11" table:formula="of:=SUBTOTAL(9;[.D23:.D28])" office:value-type="float" office:value="35798000" calcext:value-type="float">
              <text:p>35,798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Ministry of Education</text:p>
              </table:table-cell>
              <table:table-cell office:value-type="float" office:value="900000" calcext:value-type="float">
                <text:p>900,000 </text:p>
              </table:table-cell>
              <table:table-cell office:value-type="float" office:value="768000" calcext:value-type="float">
                <text:p>768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Health</text:p>
              </table:table-cell>
              <table:table-cell office:value-type="float" office:value="33570000" calcext:value-type="float">
                <text:p>33,570,000 </text:p>
              </table:table-cell>
              <table:table-cell office:value-type="float" office:value="33450000" calcext:value-type="float">
                <text:p>33,45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Labour</text:p>
              </table:table-cell>
              <table:table-cell office:value-type="float" office:value="74000" calcext:value-type="float">
                <text:p>74,000 </text:p>
              </table:table-cell>
              <table:table-cell office:value-type="float" office:value="67000" calcext:value-type="float">
                <text:p>67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General Organization for Youth &amp; Sports</text:p>
              </table:table-cell>
              <table:table-cell office:value-type="float" office:value="17000" calcext:value-type="float">
                <text:p>17,000 </text:p>
              </table:table-cell>
              <table:table-cell office:value-type="float" office:value="16000" calcext:value-type="float">
                <text:p>16,000 </text:p>
              </table:table-cell>
              <table:table-cell table:number-columns-repeated="1020"/>
            </table:table-row>
            <table:table-row table:style-name="ro3">
              <table:table-cell/>
              <table:table-cell office:value-type="string" calcext:value-type="string">
                <text:p>Ministry of Social Development</text:p>
              </table:table-cell>
              <table:table-cell table:number-columns-repeated="2" office:value-type="float" office:value="5000" calcext:value-type="float">
                <text:p>5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Information Affairs Authority</text:p>
              </table:table-cell>
              <table:table-cell office:value-type="float" office:value="1628000" calcext:value-type="float">
                <text:p>1,628,000 </text:p>
              </table:table-cell>
              <table:table-cell office:value-type="float" office:value="1492000" calcext:value-type="float">
                <text:p>1,492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0" office:value-type="string" calcext:value-type="string">
              <text:p>Economic Services Sector</text:p>
            </table:table-cell>
            <table:table-cell table:style-name="Subtotal" table:formula="of:=SUBTOTAL(9;[.C30:.C31])" office:value-type="float" office:value="20065000" calcext:value-type="float">
              <text:p>20,065,000 </text:p>
            </table:table-cell>
            <table:table-cell table:style-name="ce11" table:formula="of:=SUBTOTAL(9;[.D30:.D31])" office:value-type="float" office:value="19498000" calcext:value-type="float">
              <text:p>19,498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Ministry of Industry &amp; Commerce</text:p>
              </table:table-cell>
              <table:table-cell office:value-type="float" office:value="20062000" calcext:value-type="float">
                <text:p>20,062,000 </text:p>
              </table:table-cell>
              <table:table-cell office:value-type="float" office:value="19495000" calcext:value-type="float">
                <text:p>19,495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Finance</text:p>
              </table:table-cell>
              <table:table-cell table:number-columns-repeated="2" office:value-type="float" office:value="3000" calcext:value-type="float">
                <text:p>3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0" office:value-type="string" calcext:value-type="string">
              <text:p>Infrastructure Sector</text:p>
            </table:table-cell>
            <table:table-cell table:style-name="Subtotal" table:formula="of:=SUBTOTAL(9;[.C33:.C35])" office:value-type="float" office:value="38959000" calcext:value-type="float">
              <text:p>38,959,000 </text:p>
            </table:table-cell>
            <table:table-cell table:style-name="ce11" table:formula="of:=SUBTOTAL(9;[.D33:.D35])" office:value-type="float" office:value="37593000" calcext:value-type="float">
              <text:p>37,593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Ministry of Housing</text:p>
              </table:table-cell>
              <table:table-cell office:value-type="float" office:value="35000" calcext:value-type="float">
                <text:p>35,000 </text:p>
              </table:table-cell>
              <table:table-cell office:value-type="float" office:value="34000" calcext:value-type="float">
                <text:p>34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Works, Municipalities Affairs &amp; Urban Planning (Works Affairs)</text:p>
              </table:table-cell>
              <table:table-cell table:number-columns-repeated="2" office:value-type="float" office:value="267000" calcext:value-type="float">
                <text:p>267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Transportation &amp; Telecommunications</text:p>
              </table:table-cell>
              <table:table-cell office:value-type="float" office:value="38657000" calcext:value-type="float">
                <text:p>38,657,000 </text:p>
              </table:table-cell>
              <table:table-cell office:value-type="float" office:value="37292000" calcext:value-type="float">
                <text:p>37,292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0" office:value-type="string" calcext:value-type="string">
              <text:p>Miscellaneous Budget</text:p>
            </table:table-cell>
            <table:table-cell table:style-name="Subtotal" table:formula="of:=SUBTOTAL(9;[.C37:.C38])" office:value-type="float" office:value="608000" calcext:value-type="float">
              <text:p>608,000 </text:p>
            </table:table-cell>
            <table:table-cell table:style-name="ce11" table:formula="of:=SUBTOTAL(9;[.D37:.D38])" office:value-type="float" office:value="478000" calcext:value-type="float">
              <text:p>478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Ministry of Works, Municipalities Affairs &amp; Urban Planning (Municipalities Affairs &amp; Urban Planning)</text:p>
              </table:table-cell>
              <table:table-cell table:number-columns-repeated="2" office:value-type="float" office:value="335000" calcext:value-type="float">
                <text:p>335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Supreme Council for the Environment</text:p>
              </table:table-cell>
              <table:table-cell office:value-type="float" office:value="273000" calcext:value-type="float">
                <text:p>273,000 </text:p>
              </table:table-cell>
              <table:table-cell office:value-type="float" office:value="143000" calcext:value-type="float">
                <text:p>143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0" office:value-type="string" calcext:value-type="string">
              <text:p>Transfer Budget</text:p>
            </table:table-cell>
            <table:table-cell table:style-name="Subtotal" table:formula="of:=SUBTOTAL(9;[.C40:.C46])" office:value-type="float" office:value="2700000" calcext:value-type="float">
              <text:p>2,700,000 </text:p>
            </table:table-cell>
            <table:table-cell table:style-name="ce11" table:formula="of:=SUBTOTAL(9;[.D40:.D46])" office:value-type="float" office:value="2541000" calcext:value-type="float">
              <text:p>2,541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Constitutional Court</text:p>
              </table:table-cell>
              <table:table-cell table:number-columns-repeated="2" office:value-type="float" office:value="4000" calcext:value-type="float">
                <text:p>4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E. Government Authority</text:p>
              </table:table-cell>
              <table:table-cell table:number-columns-repeated="2" office:value-type="float" office:value="200000" calcext:value-type="float">
                <text:p>2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Economic Development Board</text:p>
              </table:table-cell>
              <table:table-cell table:number-columns-repeated="2" office:value-type="float" office:value="202000" calcext:value-type="float">
                <text:p>202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Institute of Public Administration</text:p>
              </table:table-cell>
              <table:table-cell office:value-type="float" office:value="987000" calcext:value-type="float">
                <text:p>987,000 </text:p>
              </table:table-cell>
              <table:table-cell office:value-type="float" office:value="900000" calcext:value-type="float">
                <text:p>9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Bahrain Polytechnic</text:p>
              </table:table-cell>
              <table:table-cell table:number-columns-repeated="2" office:value-type="float" office:value="900000" calcext:value-type="float">
                <text:p>9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Bahrain Center for Strategic, International and Energy Studies</text:p>
              </table:table-cell>
              <table:table-cell table:number-columns-repeated="2" office:value-type="float" office:value="50000" calcext:value-type="float">
                <text:p>5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National Health Regulatory Authority</text:p>
              </table:table-cell>
              <table:table-cell office:value-type="float" office:value="357000" calcext:value-type="float">
                <text:p>357,000 </text:p>
              </table:table-cell>
              <table:table-cell office:value-type="float" office:value="285000" calcext:value-type="float">
                <text:p>285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0" office:value-type="string" calcext:value-type="string">
              <text:p>Accounts under MOF Control</text:p>
            </table:table-cell>
            <table:table-cell table:style-name="Subtotal" table:formula="of:=SUBTOTAL(9;[.C48:.C53])" office:value-type="float" office:value="145500000" calcext:value-type="float">
              <text:p>145,500,000 </text:p>
            </table:table-cell>
            <table:table-cell table:style-name="ce11" table:formula="of:=SUBTOTAL(9;[.D48:.D53])" office:value-type="float" office:value="125500000" calcext:value-type="float">
              <text:p>125,500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Grants</text:p>
              </table:table-cell>
              <table:table-cell table:number-columns-repeated="2" office:value-type="float" office:value="28200000" calcext:value-type="float">
                <text:p>28,2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Government Returns from Telecommunications Regulatory Authority</text:p>
              </table:table-cell>
              <table:table-cell table:number-columns-repeated="2" office:value-type="float" office:value="15000000" calcext:value-type="float">
                <text:p>15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Government Returns from National Oil &amp; Gas Holding Company</text:p>
              </table:table-cell>
              <table:table-cell table:number-columns-repeated="2" office:value-type="float" office:value="56400000" calcext:value-type="float">
                <text:p>56,4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Government Share from Labour Market Regulatory Authority Fees</text:p>
              </table:table-cell>
              <table:table-cell table:number-columns-repeated="2" office:value-type="float" office:value="18500000" calcext:value-type="float">
                <text:p>18,5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scellaneous Revenue</text:p>
              </table:table-cell>
              <table:table-cell table:number-columns-repeated="2" office:value-type="float" office:value="7400000" calcext:value-type="float">
                <text:p>7,4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Eskan Bank Returns</text:p>
              </table:table-cell>
              <table:table-cell office:value-type="float" office:value="20000000" calcext:value-type="float">
                <text:p>20,000,000 </text:p>
              </table:table-cell>
              <table:table-cell office:value-type="float" office:value="0" calcext:value-type="float">
                <text:p>0 </text:p>
              </table:table-cell>
              <table:table-cell table:number-columns-repeated="1020"/>
            </table:table-row>
          </table:table-row-group>
        </table:table-row-group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6" table:formula="of:=SUBTOTAL(9;[.C8:.C53])" office:value-type="float" office:value="2177534000" calcext:value-type="float">
            <text:p>2,177,534,000 </text:p>
          </table:table-cell>
          <table:table-cell table:style-name="ce9" table:formula="of:=SUBTOTAL(9;[.D8:.D53])" office:value-type="float" office:value="2097329000" calcext:value-type="float">
            <text:p>2,097,329,000 </text:p>
          </table:table-cell>
          <table:table-cell table:number-columns-repeated="1020"/>
        </table:table-row>
      </table:table>
      <table:table table:name="Recurrent Expenditure" table:style-name="ta3">
        <office:forms form:automatic-focus="false" form:apply-design-mode="false"/>
        <table:table-column table:style-name="co8" table:default-cell-style-name="Default"/>
        <table:table-column table:style-name="co9" table:default-cell-style-name="ce3"/>
        <table:table-column table:style-name="co10" table:default-cell-style-name="Content"/>
        <table:table-column table:style-name="co10" table:default-cell-style-name="ce8"/>
        <table:table-column table:style-name="co4" table:number-columns-repeated="1020" table:default-cell-style-name="Default"/>
        <table:table-row table:style-name="ro4">
          <table:table-cell/>
          <table:table-cell table:style-name="Heading" office:value-type="string" calcext:value-type="string">
            <text:p>Table 3</text:p>
          </table:table-cell>
          <table:table-cell table:style-name="Default" table:number-columns-repeated="2"/>
          <table:table-cell table:number-columns-repeated="1020"/>
        </table:table-row>
        <table:table-row table:style-name="ro4">
          <table:table-cell/>
          <table:table-cell table:style-name="Heading" office:value-type="string" calcext:value-type="string">
            <text:p>Recurrent Expenditure by Ministries</text:p>
          </table:table-cell>
          <table:table-cell table:style-name="Default" table:number-columns-repeated="2"/>
          <table:table-cell table:number-columns-repeated="1020"/>
        </table:table-row>
        <table:table-row table:style-name="ro4">
          <table:table-cell/>
          <table:table-cell table:style-name="Heading" office:value-type="string" calcext:value-type="string">
            <text:p>for The Fiscal Years 2015 &amp; 2016</text:p>
          </table:table-cell>
          <table:table-cell table:style-name="Default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Default" table:number-columns-repeated="2"/>
          <table:table-cell table:style-name="Default"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7" office:value-type="float" office:value="2015" calcext:value-type="float">
            <text:p>2015</text:p>
          </table:table-cell>
          <table:table-cell table:number-columns-repeated="1020"/>
        </table:table-row>
        <table:table-row-group>
          <table:table-row-group>
            <table:table-row table:style-name="ro2">
              <table:table-cell/>
              <table:table-cell table:style-name="ce10" office:value-type="string" calcext:value-type="string">
                <text:p>Public Administration Sector</text:p>
              </table:table-cell>
              <table:table-cell table:style-name="Subtotal" table:formula="of:=SUBTOTAL(9;[.C9:.C35])" office:value-type="float" office:value="1087702000" calcext:value-type="float">
                <text:p>1,087,702,000 </text:p>
              </table:table-cell>
              <table:table-cell table:style-name="ce11" table:formula="of:=SUBTOTAL(9;[.D9:.D35])" office:value-type="float" office:value="1084589000" calcext:value-type="float">
                <text:p>1,084,589,000 </text:p>
              </table:table-cell>
              <table:table-cell table:number-columns-repeated="1020"/>
            </table:table-row>
            <table:table-row-group>
              <table:table-row table:style-name="ro4">
                <table:table-cell/>
                <table:table-cell office:value-type="string" calcext:value-type="string">
                  <text:p>The Court of H.R.H The Prime Minister</text:p>
                </table:table-cell>
                <table:table-cell table:number-columns-repeated="2" office:value-type="float" office:value="19342000" calcext:value-type="float">
                  <text:p>19,34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First Deputy of H.R.H The Prime Minister Office</text:p>
                </table:table-cell>
                <table:table-cell office:value-type="float" office:value="1804000" calcext:value-type="float">
                  <text:p>1,804,000 </text:p>
                </table:table-cell>
                <table:table-cell office:value-type="float" office:value="1860000" calcext:value-type="float">
                  <text:p>1,86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Deputy of H.R.H The Prime Minister</text:p>
                </table:table-cell>
                <table:table-cell office:value-type="float" office:value="950000" calcext:value-type="float">
                  <text:p>950,000 </text:p>
                </table:table-cell>
                <table:table-cell office:value-type="float" office:value="955000" calcext:value-type="float">
                  <text:p>955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Deputy of H.R.H The Prime Minister</text:p>
                </table:table-cell>
                <table:table-cell office:value-type="float" office:value="685000" calcext:value-type="float">
                  <text:p>685,000 </text:p>
                </table:table-cell>
                <table:table-cell office:value-type="float" office:value="721000" calcext:value-type="float">
                  <text:p>721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Deputy of H.R.H The Prime Minister</text:p>
                </table:table-cell>
                <table:table-cell office:value-type="float" office:value="1060000" calcext:value-type="float">
                  <text:p>1,060,000 </text:p>
                </table:table-cell>
                <table:table-cell office:value-type="float" office:value="1093000" calcext:value-type="float">
                  <text:p>1,093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Deputy of H.R.H The Prime Minister</text:p>
                </table:table-cell>
                <table:table-cell office:value-type="float" office:value="564000" calcext:value-type="float">
                  <text:p>564,000 </text:p>
                </table:table-cell>
                <table:table-cell office:value-type="float" office:value="581000" calcext:value-type="float">
                  <text:p>581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Advisor to H.R.H The Prime Minister</text:p>
                </table:table-cell>
                <table:table-cell office:value-type="float" office:value="176000" calcext:value-type="float">
                  <text:p>176,000 </text:p>
                </table:table-cell>
                <table:table-cell office:value-type="float" office:value="181000" calcext:value-type="float">
                  <text:p>181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Advisor to H.R.H The Prime Minister for Economic Affairs</text:p>
                </table:table-cell>
                <table:table-cell office:value-type="float" office:value="249000" calcext:value-type="float">
                  <text:p>249,000 </text:p>
                </table:table-cell>
                <table:table-cell office:value-type="float" office:value="257000" calcext:value-type="float">
                  <text:p>257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Advisor to H.R.H The Prime Minister for Industrial &amp; Oil Affairs</text:p>
                </table:table-cell>
                <table:table-cell office:value-type="float" office:value="142000" calcext:value-type="float">
                  <text:p>142,000 </text:p>
                </table:table-cell>
                <table:table-cell office:value-type="float" office:value="140000" calcext:value-type="float">
                  <text:p>14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Follow-up Affairs</text:p>
                </table:table-cell>
                <table:table-cell office:value-type="float" office:value="324000" calcext:value-type="float">
                  <text:p>324,000 </text:p>
                </table:table-cell>
                <table:table-cell office:value-type="float" office:value="334000" calcext:value-type="float">
                  <text:p>334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Defence</text:p>
                </table:table-cell>
                <table:table-cell table:number-columns-repeated="2" office:value-type="float" office:value="494450000" calcext:value-type="float">
                  <text:p>494,45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King Hamad University Hospital</text:p>
                </table:table-cell>
                <table:table-cell table:number-columns-repeated="2" office:value-type="float" office:value="37430000" calcext:value-type="float">
                  <text:p>37,43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The General Commission for the Higher Defence Council</text:p>
                </table:table-cell>
                <table:table-cell table:number-columns-repeated="2" office:value-type="float" office:value="284000" calcext:value-type="float">
                  <text:p>284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Interior</text:p>
                </table:table-cell>
                <table:table-cell office:value-type="float" office:value="355000000" calcext:value-type="float">
                  <text:p>355,000,000 </text:p>
                </table:table-cell>
                <table:table-cell office:value-type="float" office:value="350400000" calcext:value-type="float">
                  <text:p>350,4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National Security Agency</text:p>
                </table:table-cell>
                <table:table-cell office:value-type="float" office:value="34812000" calcext:value-type="float">
                  <text:p>34,812,000 </text:p>
                </table:table-cell>
                <table:table-cell office:value-type="float" office:value="35889000" calcext:value-type="float">
                  <text:p>35,889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Legislation &amp; Legal Opinion Commission</text:p>
                </table:table-cell>
                <table:table-cell office:value-type="float" office:value="2468000" calcext:value-type="float">
                  <text:p>2,468,000 </text:p>
                </table:table-cell>
                <table:table-cell office:value-type="float" office:value="2534000" calcext:value-type="float">
                  <text:p>2,534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Foreign Affairs</text:p>
                </table:table-cell>
                <table:table-cell table:number-columns-repeated="2" office:value-type="float" office:value="30047000" calcext:value-type="float">
                  <text:p>30,047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Justice &amp; Islamic Affairs &amp; Awqaf (Justice Affairs)</text:p>
                </table:table-cell>
                <table:table-cell office:value-type="float" office:value="10500000" calcext:value-type="float">
                  <text:p>10,500,000 </text:p>
                </table:table-cell>
                <table:table-cell office:value-type="float" office:value="10794000" calcext:value-type="float">
                  <text:p>10,794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Administrative Organization for Public Prosecution</text:p>
                </table:table-cell>
                <table:table-cell table:number-columns-repeated="2" office:value-type="float" office:value="3000000" calcext:value-type="float">
                  <text:p>3,0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Supreme Judicial Council</text:p>
                </table:table-cell>
                <table:table-cell office:value-type="float" office:value="12192000" calcext:value-type="float">
                  <text:p>12,192,000 </text:p>
                </table:table-cell>
                <table:table-cell office:value-type="float" office:value="12108000" calcext:value-type="float">
                  <text:p>12,108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National Guard</text:p>
                </table:table-cell>
                <table:table-cell office:value-type="float" office:value="40200000" calcext:value-type="float">
                  <text:p>40,200,000 </text:p>
                </table:table-cell>
                <table:table-cell office:value-type="float" office:value="40050000" calcext:value-type="float">
                  <text:p>40,05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General Secretariat of the Cabinet</text:p>
                </table:table-cell>
                <table:table-cell office:value-type="float" office:value="1519000" calcext:value-type="float">
                  <text:p>1,519,000 </text:p>
                </table:table-cell>
                <table:table-cell office:value-type="float" office:value="1566000" calcext:value-type="float">
                  <text:p>1,566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Civil Service Bureau</text:p>
                </table:table-cell>
                <table:table-cell office:value-type="float" office:value="5930000" calcext:value-type="float">
                  <text:p>5,930,000 </text:p>
                </table:table-cell>
                <table:table-cell office:value-type="float" office:value="5916000" calcext:value-type="float">
                  <text:p>5,916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Central Informatics Organization</text:p>
                </table:table-cell>
                <table:table-cell office:value-type="float" office:value="8078000" calcext:value-type="float">
                  <text:p>8,078,000 </text:p>
                </table:table-cell>
                <table:table-cell office:value-type="float" office:value="8114000" calcext:value-type="float">
                  <text:p>8,114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Justice &amp; Islamic Affairs &amp; Awqaf (Islamic Affairs)</text:p>
                </table:table-cell>
                <table:table-cell office:value-type="float" office:value="3752000" calcext:value-type="float">
                  <text:p>3,752,000 </text:p>
                </table:table-cell>
                <table:table-cell office:value-type="float" office:value="3732000" calcext:value-type="float">
                  <text:p>3,73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Survey &amp; Land Registration Bureau</text:p>
                </table:table-cell>
                <table:table-cell office:value-type="float" office:value="7530000" calcext:value-type="float">
                  <text:p>7,530,000 </text:p>
                </table:table-cell>
                <table:table-cell office:value-type="float" office:value="7701000" calcext:value-type="float">
                  <text:p>7,701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Customs Affairs</text:p>
                </table:table-cell>
                <table:table-cell office:value-type="float" office:value="15214000" calcext:value-type="float">
                  <text:p>15,214,000 </text:p>
                </table:table-cell>
                <table:table-cell office:value-type="float" office:value="15110000" calcext:value-type="float">
                  <text:p>15,110,000 </text:p>
                </table:table-cell>
                <table:table-cell table:number-columns-repeated="1020"/>
              </table:table-row>
            </table:table-row-group>
            <table:table-row table:style-name="ro2">
              <table:table-cell/>
              <table:table-cell table:style-name="ce10" office:value-type="string" calcext:value-type="string">
                <text:p>Social Services Sector</text:p>
              </table:table-cell>
              <table:table-cell table:style-name="Subtotal" table:formula="of:=SUBTOTAL(9;[.C37:.C47])" office:value-type="float" office:value="626554000" calcext:value-type="float">
                <text:p>626,554,000 </text:p>
              </table:table-cell>
              <table:table-cell table:style-name="ce11" table:formula="of:=SUBTOTAL(9;[.D37:.D47])" office:value-type="float" office:value="619345000" calcext:value-type="float">
                <text:p>619,345,000 </text:p>
              </table:table-cell>
              <table:table-cell table:number-columns-repeated="1020"/>
            </table:table-row>
            <table:table-row-group>
              <table:table-row table:style-name="ro4">
                <table:table-cell/>
                <table:table-cell office:value-type="string" calcext:value-type="string">
                  <text:p>Ministry of Education</text:p>
                </table:table-cell>
                <table:table-cell office:value-type="float" office:value="318710000" calcext:value-type="float">
                  <text:p>318,710,000 </text:p>
                </table:table-cell>
                <table:table-cell office:value-type="float" office:value="315472000" calcext:value-type="float">
                  <text:p>315,47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Health</text:p>
                </table:table-cell>
                <table:table-cell office:value-type="float" office:value="238912000" calcext:value-type="float">
                  <text:p>238,912,000 </text:p>
                </table:table-cell>
                <table:table-cell office:value-type="float" office:value="233912000" calcext:value-type="float">
                  <text:p>233,91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Supreme Council for Health</text:p>
                </table:table-cell>
                <table:table-cell office:value-type="float" office:value="271000" calcext:value-type="float">
                  <text:p>271,000 </text:p>
                </table:table-cell>
                <table:table-cell office:value-type="float" office:value="279000" calcext:value-type="float">
                  <text:p>279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Labour</text:p>
                </table:table-cell>
                <table:table-cell table:number-columns-repeated="2" office:value-type="float" office:value="5793000" calcext:value-type="float">
                  <text:p>5,793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General Organization for Youth &amp; Sports</text:p>
                </table:table-cell>
                <table:table-cell office:value-type="float" office:value="11960000" calcext:value-type="float">
                  <text:p>11,960,000 </text:p>
                </table:table-cell>
                <table:table-cell office:value-type="float" office:value="12239000" calcext:value-type="float">
                  <text:p>12,239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Social Development</text:p>
                </table:table-cell>
                <table:table-cell office:value-type="float" office:value="10905000" calcext:value-type="float">
                  <text:p>10,905,000 </text:p>
                </table:table-cell>
                <table:table-cell office:value-type="float" office:value="10956000" calcext:value-type="float">
                  <text:p>10,956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Information Affairs</text:p>
                </table:table-cell>
                <table:table-cell table:number-columns-repeated="2" office:value-type="float" office:value="425000" calcext:value-type="float">
                  <text:p>425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Information Affairs Authority</text:p>
                </table:table-cell>
                <table:table-cell table:number-columns-repeated="2" office:value-type="float" office:value="21154000" calcext:value-type="float">
                  <text:p>21,154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hrain Authority for Culture &amp; Antiquities</text:p>
                </table:table-cell>
                <table:table-cell office:value-type="float" office:value="7483000" calcext:value-type="float">
                  <text:p>7,483,000 </text:p>
                </table:table-cell>
                <table:table-cell office:value-type="float" office:value="7652000" calcext:value-type="float">
                  <text:p>7,65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General Secretariat for Youth &amp; Sports High Council</text:p>
                </table:table-cell>
                <table:table-cell office:value-type="float" office:value="10670000" calcext:value-type="float">
                  <text:p>10,670,000 </text:p>
                </table:table-cell>
                <table:table-cell office:value-type="float" office:value="11184000" calcext:value-type="float">
                  <text:p>11,184,000 </text:p>
                </table:table-cell>
                <table:table-cell table:number-columns-repeated="1020"/>
              </table:table-row>
              <table:table-row table:style-name="ro3">
                <table:table-cell/>
                <table:table-cell office:value-type="string" calcext:value-type="string">
                  <text:p>Ministry of Youth &amp; Sports Authority</text:p>
                </table:table-cell>
                <table:table-cell office:value-type="float" office:value="271000" calcext:value-type="float">
                  <text:p>271,000 </text:p>
                </table:table-cell>
                <table:table-cell office:value-type="float" office:value="279000" calcext:value-type="float">
                  <text:p>279,000 </text:p>
                </table:table-cell>
                <table:table-cell table:number-columns-repeated="1020"/>
              </table:table-row>
            </table:table-row-group>
            <table:table-row table:style-name="ro2">
              <table:table-cell/>
              <table:table-cell table:style-name="ce10" office:value-type="string" calcext:value-type="string">
                <text:p>Economic Services Sector</text:p>
              </table:table-cell>
              <table:table-cell table:style-name="Subtotal" table:formula="of:=SUBTOTAL(9;[.C49:.C51])" office:value-type="float" office:value="21248000" calcext:value-type="float">
                <text:p>21,248,000 </text:p>
              </table:table-cell>
              <table:table-cell table:style-name="ce11" table:formula="of:=SUBTOTAL(9;[.D49:.D51])" office:value-type="float" office:value="21873000" calcext:value-type="float">
                <text:p>21,873,000 </text:p>
              </table:table-cell>
              <table:table-cell table:number-columns-repeated="1020"/>
            </table:table-row>
            <table:table-row-group>
              <table:table-row table:style-name="ro4">
                <table:table-cell/>
                <table:table-cell office:value-type="string" calcext:value-type="string">
                  <text:p>Ministry of Industry &amp; Commerce</text:p>
                </table:table-cell>
                <table:table-cell office:value-type="float" office:value="11335000" calcext:value-type="float">
                  <text:p>11,335,000 </text:p>
                </table:table-cell>
                <table:table-cell office:value-type="float" office:value="11653000" calcext:value-type="float">
                  <text:p>11,653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National Oil &amp; Gas Authority</text:p>
                </table:table-cell>
                <table:table-cell office:value-type="float" office:value="2392000" calcext:value-type="float">
                  <text:p>2,392,000 </text:p>
                </table:table-cell>
                <table:table-cell office:value-type="float" office:value="2466000" calcext:value-type="float">
                  <text:p>2,466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Finance</text:p>
                </table:table-cell>
                <table:table-cell office:value-type="float" office:value="7521000" calcext:value-type="float">
                  <text:p>7,521,000 </text:p>
                </table:table-cell>
                <table:table-cell office:value-type="float" office:value="7754000" calcext:value-type="float">
                  <text:p>7,754,000 </text:p>
                </table:table-cell>
                <table:table-cell table:number-columns-repeated="1020"/>
              </table:table-row>
            </table:table-row-group>
            <table:table-row table:style-name="ro2">
              <table:table-cell/>
              <table:table-cell table:style-name="ce10" office:value-type="string" calcext:value-type="string">
                <text:p>Infrastructure Sector</text:p>
              </table:table-cell>
              <table:table-cell table:style-name="Subtotal" table:formula="of:=SUBTOTAL(9;[.C53:.C57])" office:value-type="float" office:value="392244000" calcext:value-type="float">
                <text:p>392,244,000 </text:p>
              </table:table-cell>
              <table:table-cell table:style-name="ce11" table:formula="of:=SUBTOTAL(9;[.D53:.D57])" office:value-type="float" office:value="403472000" calcext:value-type="float">
                <text:p>403,472,000 </text:p>
              </table:table-cell>
              <table:table-cell table:number-columns-repeated="1020"/>
            </table:table-row>
            <table:table-row-group>
              <table:table-row table:style-name="ro4">
                <table:table-cell/>
                <table:table-cell office:value-type="string" calcext:value-type="string">
                  <text:p>Ministry of Housing</text:p>
                </table:table-cell>
                <table:table-cell table:number-columns-repeated="2" office:value-type="float" office:value="5000000" calcext:value-type="float">
                  <text:p>5,0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Works, Municipalities Affairs &amp; Urban Planning (Works Affairs)</text:p>
                </table:table-cell>
                <table:table-cell office:value-type="float" office:value="39007000" calcext:value-type="float">
                  <text:p>39,007,000 </text:p>
                </table:table-cell>
                <table:table-cell office:value-type="float" office:value="39842000" calcext:value-type="float">
                  <text:p>39,84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Energy</text:p>
                </table:table-cell>
                <table:table-cell office:value-type="float" office:value="271000" calcext:value-type="float">
                  <text:p>271,000 </text:p>
                </table:table-cell>
                <table:table-cell office:value-type="float" office:value="279000" calcext:value-type="float">
                  <text:p>279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Electricity &amp; Water Authority</text:p>
                </table:table-cell>
                <table:table-cell office:value-type="float" office:value="315735000" calcext:value-type="float">
                  <text:p>315,735,000 </text:p>
                </table:table-cell>
                <table:table-cell office:value-type="float" office:value="325500000" calcext:value-type="float">
                  <text:p>325,5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Transportation &amp; Telecommunications</text:p>
                </table:table-cell>
                <table:table-cell office:value-type="float" office:value="32231000" calcext:value-type="float">
                  <text:p>32,231,000 </text:p>
                </table:table-cell>
                <table:table-cell office:value-type="float" office:value="32851000" calcext:value-type="float">
                  <text:p>32,851,000 </text:p>
                </table:table-cell>
                <table:table-cell table:number-columns-repeated="1020"/>
              </table:table-row>
            </table:table-row-group>
            <table:table-row table:style-name="ro2">
              <table:table-cell/>
              <table:table-cell table:style-name="ce10" office:value-type="string" calcext:value-type="string">
                <text:p>Miscellaneous Budget</text:p>
              </table:table-cell>
              <table:table-cell table:style-name="Subtotal" table:formula="of:=SUBTOTAL(9;[.C59:.C64])" office:value-type="float" office:value="37671000" calcext:value-type="float">
                <text:p>37,671,000 </text:p>
              </table:table-cell>
              <table:table-cell table:style-name="ce11" table:formula="of:=SUBTOTAL(9;[.D59:.D64])" office:value-type="float" office:value="37664000" calcext:value-type="float">
                <text:p>37,664,000 </text:p>
              </table:table-cell>
              <table:table-cell table:number-columns-repeated="1020"/>
            </table:table-row>
            <table:table-row-group>
              <table:table-row table:style-name="ro4">
                <table:table-cell/>
                <table:table-cell office:value-type="string" calcext:value-type="string">
                  <text:p>Ministry of Works, Municipalities Affairs &amp; Urban Planning (Municipalities Affairs &amp; Urban Planning)</text:p>
                </table:table-cell>
                <table:table-cell office:value-type="float" office:value="11319000" calcext:value-type="float">
                  <text:p>11,319,000 </text:p>
                </table:table-cell>
                <table:table-cell office:value-type="float" office:value="11219000" calcext:value-type="float">
                  <text:p>11,219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Rashed Club for Equestrian &amp; Horse Racing</text:p>
                </table:table-cell>
                <table:table-cell table:number-columns-repeated="2" office:value-type="float" office:value="1876000" calcext:value-type="float">
                  <text:p>1,876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Supreme Council for the Environment</text:p>
                </table:table-cell>
                <table:table-cell office:value-type="float" office:value="6542000" calcext:value-type="float">
                  <text:p>6,542,000 </text:p>
                </table:table-cell>
                <table:table-cell office:value-type="float" office:value="6493000" calcext:value-type="float">
                  <text:p>6,493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ohammed bin Khalifa Al Khalifa Cardiac Center</text:p>
                </table:table-cell>
                <table:table-cell table:number-columns-repeated="2" office:value-type="float" office:value="15465000" calcext:value-type="float">
                  <text:p>15,465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Ministry of Shura Council &amp; Representatives Council Affairs</text:p>
                </table:table-cell>
                <table:table-cell office:value-type="float" office:value="1344000" calcext:value-type="float">
                  <text:p>1,344,000 </text:p>
                </table:table-cell>
                <table:table-cell office:value-type="float" office:value="1486000" calcext:value-type="float">
                  <text:p>1,486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Tender Board</text:p>
                </table:table-cell>
                <table:table-cell table:number-columns-repeated="2" office:value-type="float" office:value="1125000" calcext:value-type="float">
                  <text:p>1,125,000 </text:p>
                </table:table-cell>
                <table:table-cell table:number-columns-repeated="1020"/>
              </table:table-row>
            </table:table-row-group>
            <table:table-row table:style-name="ro2">
              <table:table-cell/>
              <table:table-cell table:style-name="ce10" office:value-type="string" calcext:value-type="string">
                <text:p>Transfer Budget</text:p>
              </table:table-cell>
              <table:table-cell table:style-name="Subtotal" table:formula="of:=SUBTOTAL(9;[.C66:.C118])" office:value-type="float" office:value="958416000" calcext:value-type="float">
                <text:p>958,416,000 </text:p>
              </table:table-cell>
              <table:table-cell table:style-name="ce11" table:formula="of:=SUBTOTAL(9;[.D66:.D118])" office:value-type="float" office:value="897704000" calcext:value-type="float">
                <text:p>897,704,000 </text:p>
              </table:table-cell>
              <table:table-cell table:number-columns-repeated="1020"/>
            </table:table-row>
            <table:table-row-group>
              <table:table-row table:style-name="ro4">
                <table:table-cell/>
                <table:table-cell office:value-type="string" calcext:value-type="string">
                  <text:p>Municipality Councils</text:p>
                </table:table-cell>
                <table:table-cell table:number-columns-repeated="2" office:value-type="float" office:value="612000" calcext:value-type="float">
                  <text:p>61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Constitutional Court</text:p>
                </table:table-cell>
                <table:table-cell office:value-type="float" office:value="2291000" calcext:value-type="float">
                  <text:p>2,291,000 </text:p>
                </table:table-cell>
                <table:table-cell office:value-type="float" office:value="2362000" calcext:value-type="float">
                  <text:p>2,36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Alimony Fund</text:p>
                </table:table-cell>
                <table:table-cell table:number-columns-repeated="2" office:value-type="float" office:value="250000" calcext:value-type="float">
                  <text:p>25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hrain Chamber for Dispute Resolution</text:p>
                </table:table-cell>
                <table:table-cell office:value-type="float" office:value="1353000" calcext:value-type="float">
                  <text:p>1,353,000 </text:p>
                </table:table-cell>
                <table:table-cell office:value-type="float" office:value="1395000" calcext:value-type="float">
                  <text:p>1,395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E. Government Authority</text:p>
                </table:table-cell>
                <table:table-cell office:value-type="float" office:value="3673000" calcext:value-type="float">
                  <text:p>3,673,000 </text:p>
                </table:table-cell>
                <table:table-cell office:value-type="float" office:value="3787000" calcext:value-type="float">
                  <text:p>3,787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National Health Regulatory Authority</text:p>
                </table:table-cell>
                <table:table-cell office:value-type="float" office:value="1976000" calcext:value-type="float">
                  <text:p>1,976,000 </text:p>
                </table:table-cell>
                <table:table-cell office:value-type="float" office:value="2037000" calcext:value-type="float">
                  <text:p>2,037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Sunni Awqaf</text:p>
                </table:table-cell>
                <table:table-cell table:number-columns-repeated="2" office:value-type="float" office:value="2700000" calcext:value-type="float">
                  <text:p>2,7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Ja'afari Awqaf</text:p>
                </table:table-cell>
                <table:table-cell table:number-columns-repeated="2" office:value-type="float" office:value="2700000" calcext:value-type="float">
                  <text:p>2,7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hrain Bourse</text:p>
                </table:table-cell>
                <table:table-cell table:number-columns-repeated="2" office:value-type="float" office:value="500000" calcext:value-type="float">
                  <text:p>5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University of Bahrain</text:p>
                </table:table-cell>
                <table:table-cell office:value-type="float" office:value="43823000" calcext:value-type="float">
                  <text:p>43,823,000 </text:p>
                </table:table-cell>
                <table:table-cell office:value-type="float" office:value="45178000" calcext:value-type="float">
                  <text:p>45,178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Teachers' College (University of Bahrain)</text:p>
                </table:table-cell>
                <table:table-cell office:value-type="float" office:value="5413000" calcext:value-type="float">
                  <text:p>5,413,000 </text:p>
                </table:table-cell>
                <table:table-cell office:value-type="float" office:value="5580000" calcext:value-type="float">
                  <text:p>5,58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hrain Polytechnic</text:p>
                </table:table-cell>
                <table:table-cell office:value-type="float" office:value="11818000" calcext:value-type="float">
                  <text:p>11,818,000 </text:p>
                </table:table-cell>
                <table:table-cell office:value-type="float" office:value="12183000" calcext:value-type="float">
                  <text:p>12,183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National Authority for Quality Assurance of Education &amp; Training</text:p>
                </table:table-cell>
                <table:table-cell office:value-type="float" office:value="4871000" calcext:value-type="float">
                  <text:p>4,871,000 </text:p>
                </table:table-cell>
                <table:table-cell office:value-type="float" office:value="5022000" calcext:value-type="float">
                  <text:p>5,02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Food Subsidies</text:p>
                </table:table-cell>
                <table:table-cell office:value-type="float" office:value="43290000" calcext:value-type="float">
                  <text:p>43,290,000 </text:p>
                </table:table-cell>
                <table:table-cell office:value-type="float" office:value="57000000" calcext:value-type="float">
                  <text:p>57,0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it Al-Qura'an</text:p>
                </table:table-cell>
                <table:table-cell table:number-columns-repeated="2" office:value-type="float" office:value="76000" calcext:value-type="float">
                  <text:p>76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Shura Council</text:p>
                </table:table-cell>
                <table:table-cell office:value-type="float" office:value="8701000" calcext:value-type="float">
                  <text:p>8,701,000 </text:p>
                </table:table-cell>
                <table:table-cell office:value-type="float" office:value="8970000" calcext:value-type="float">
                  <text:p>8,97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Governorates</text:p>
                </table:table-cell>
                <table:table-cell office:value-type="float" office:value="4511000" calcext:value-type="float">
                  <text:p>4,511,000 </text:p>
                </table:table-cell>
                <table:table-cell office:value-type="float" office:value="4650000" calcext:value-type="float">
                  <text:p>4,65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High Council for Islamic Affairs</text:p>
                </table:table-cell>
                <table:table-cell office:value-type="float" office:value="2962000" calcext:value-type="float">
                  <text:p>2,962,000 </text:p>
                </table:table-cell>
                <table:table-cell office:value-type="float" office:value="3054000" calcext:value-type="float">
                  <text:p>3,054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National Audit Court</text:p>
                </table:table-cell>
                <table:table-cell table:number-columns-repeated="2" office:value-type="float" office:value="5400000" calcext:value-type="float">
                  <text:p>5,4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National Institution for Human Rights</text:p>
                </table:table-cell>
                <table:table-cell office:value-type="float" office:value="902000" calcext:value-type="float">
                  <text:p>902,000 </text:p>
                </table:table-cell>
                <table:table-cell office:value-type="float" office:value="930000" calcext:value-type="float">
                  <text:p>93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Isa Award for Service to Humanity</text:p>
                </table:table-cell>
                <table:table-cell office:value-type="float" office:value="902000" calcext:value-type="float">
                  <text:p>902,000 </text:p>
                </table:table-cell>
                <table:table-cell office:value-type="float" office:value="930000" calcext:value-type="float">
                  <text:p>93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Isa Cultural Centre</text:p>
                </table:table-cell>
                <table:table-cell office:value-type="float" office:value="1353000" calcext:value-type="float">
                  <text:p>1,353,000 </text:p>
                </table:table-cell>
                <table:table-cell office:value-type="float" office:value="1395000" calcext:value-type="float">
                  <text:p>1,395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Economic Development Board</text:p>
                </table:table-cell>
                <table:table-cell office:value-type="float" office:value="5683000" calcext:value-type="float">
                  <text:p>5,683,000 </text:p>
                </table:table-cell>
                <table:table-cell office:value-type="float" office:value="5859000" calcext:value-type="float">
                  <text:p>5,859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hrain Exhibition &amp; Convention Authority</text:p>
                </table:table-cell>
                <table:table-cell office:value-type="float" office:value="677000" calcext:value-type="float">
                  <text:p>677,000 </text:p>
                </table:table-cell>
                <table:table-cell office:value-type="float" office:value="698000" calcext:value-type="float">
                  <text:p>698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Royal Charity Organization</text:p>
                </table:table-cell>
                <table:table-cell table:number-columns-repeated="2" office:value-type="float" office:value="4400000" calcext:value-type="float">
                  <text:p>4,40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Representatives Council</text:p>
                </table:table-cell>
                <table:table-cell office:value-type="float" office:value="9792000" calcext:value-type="float">
                  <text:p>9,792,000 </text:p>
                </table:table-cell>
                <table:table-cell office:value-type="float" office:value="10095000" calcext:value-type="float">
                  <text:p>10,095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hrain Institute for Political Development</text:p>
                </table:table-cell>
                <table:table-cell office:value-type="float" office:value="1353000" calcext:value-type="float">
                  <text:p>1,353,000 </text:p>
                </table:table-cell>
                <table:table-cell office:value-type="float" office:value="1395000" calcext:value-type="float">
                  <text:p>1,395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Labour Market Regulatory Authority</text:p>
                </table:table-cell>
                <table:table-cell office:value-type="float" office:value="6585000" calcext:value-type="float">
                  <text:p>6,585,000 </text:p>
                </table:table-cell>
                <table:table-cell office:value-type="float" office:value="6789000" calcext:value-type="float">
                  <text:p>6,789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Social Welfare Fund</text:p>
                </table:table-cell>
                <table:table-cell office:value-type="float" office:value="24910000" calcext:value-type="float">
                  <text:p>24,910,000 </text:p>
                </table:table-cell>
                <table:table-cell office:value-type="float" office:value="21630000" calcext:value-type="float">
                  <text:p>21,63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Institute of Public Administration</text:p>
                </table:table-cell>
                <table:table-cell office:value-type="float" office:value="1804000" calcext:value-type="float">
                  <text:p>1,804,000 </text:p>
                </table:table-cell>
                <table:table-cell office:value-type="float" office:value="1860000" calcext:value-type="float">
                  <text:p>1,86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hrain International Air Show</text:p>
                </table:table-cell>
                <table:table-cell office:value-type="float" office:value="2500000" calcext:value-type="float">
                  <text:p>2,500,000 </text:p>
                </table:table-cell>
                <table:table-cell office:value-type="float" office:value="1172000" calcext:value-type="float">
                  <text:p>1,172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hrain Center for Strategic, International and Energy Studies</text:p>
                </table:table-cell>
                <table:table-cell office:value-type="float" office:value="1353000" calcext:value-type="float">
                  <text:p>1,353,000 </text:p>
                </table:table-cell>
                <table:table-cell office:value-type="float" office:value="1395000" calcext:value-type="float">
                  <text:p>1,395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Bahrain Internet Exchange</text:p>
                </table:table-cell>
                <table:table-cell office:value-type="float" office:value="1804000" calcext:value-type="float">
                  <text:p>1,804,000 </text:p>
                </table:table-cell>
                <table:table-cell office:value-type="float" office:value="1860000" calcext:value-type="float">
                  <text:p>1,860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Information High Council</text:p>
                </table:table-cell>
                <table:table-cell office:value-type="float" office:value="271000" calcext:value-type="float">
                  <text:p>271,000 </text:p>
                </table:table-cell>
                <table:table-cell office:value-type="float" office:value="279000" calcext:value-type="float">
                  <text:p>279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National Authority for Space Sciences</text:p>
                </table:table-cell>
                <table:table-cell office:value-type="float" office:value="271000" calcext:value-type="float">
                  <text:p>271,000 </text:p>
                </table:table-cell>
                <table:table-cell office:value-type="float" office:value="279000" calcext:value-type="float">
                  <text:p>279,000 </text:p>
                </table:table-cell>
                <table:table-cell table:number-columns-repeated="1020"/>
              </table:table-row>
              <table:table-row table:style-name="ro4">
                <table:table-cell/>
                <table:table-cell office:value-type="string" calcext:value-type="string">
                  <text:p>National Social Fund</text:p>
                </table:table-cell>
                <table:table-cell table:number-columns-repeated="2" office:value-type="float" office:value="14700000" calcext:value-type="float">
                  <text:p>14,700,000 </text:p>
                </table:table-cell>
                <table:table-cell table:number-columns-repeated="1020"/>
              </table:table-row>
              <table:table-row table:style-name="ro2">
                <table:table-cell/>
                <table:table-cell table:style-name="ce10" office:value-type="string" calcext:value-type="string">
                  <text:p>Accounts under MOF Control</text:p>
                </table:table-cell>
                <table:table-cell table:style-name="Subtotal" table:formula="of:=SUBTOTAL(9;[.C103:.C118])" office:value-type="float" office:value="732236000" calcext:value-type="float">
                  <text:p>732,236,000 </text:p>
                </table:table-cell>
                <table:table-cell table:style-name="ce11" table:formula="of:=SUBTOTAL(9;[.D103:.D118])" office:value-type="float" office:value="658582000" calcext:value-type="float">
                  <text:p>658,582,000 </text:p>
                </table:table-cell>
                <table:table-cell table:number-columns-repeated="1020"/>
              </table:table-row>
              <table:table-row-group>
                <table:table-row table:style-name="ro4">
                  <table:table-cell/>
                  <table:table-cell office:value-type="string" calcext:value-type="string">
                    <text:p>Government Debt Interest</text:p>
                  </table:table-cell>
                  <table:table-cell office:value-type="float" office:value="390000000" calcext:value-type="float">
                    <text:p>390,000,000 </text:p>
                  </table:table-cell>
                  <table:table-cell office:value-type="float" office:value="296000000" calcext:value-type="float">
                    <text:p>296,0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Contribution to GCC</text:p>
                  </table:table-cell>
                  <table:table-cell table:number-columns-repeated="2" office:value-type="float" office:value="8500000" calcext:value-type="float">
                    <text:p>8,5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Government Grants</text:p>
                  </table:table-cell>
                  <table:table-cell office:value-type="float" office:value="2706000" calcext:value-type="float">
                    <text:p>2,706,000 </text:p>
                  </table:table-cell>
                  <table:table-cell office:value-type="float" office:value="2790000" calcext:value-type="float">
                    <text:p>2,79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Government Share in Pension Fund</text:p>
                  </table:table-cell>
                  <table:table-cell table:number-columns-repeated="2" office:value-type="float" office:value="800000" calcext:value-type="float">
                    <text:p>8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Contribution to United Nations</text:p>
                  </table:table-cell>
                  <table:table-cell table:number-columns-repeated="2" office:value-type="float" office:value="2650000" calcext:value-type="float">
                    <text:p>2,65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Miscellaneous Commitments</text:p>
                  </table:table-cell>
                  <table:table-cell table:number-columns-repeated="2" office:value-type="float" office:value="4100000" calcext:value-type="float">
                    <text:p>4,1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Future Generation Reserve Council</text:p>
                  </table:table-cell>
                  <table:table-cell office:value-type="float" office:value="361000" calcext:value-type="float">
                    <text:p>361,000 </text:p>
                  </table:table-cell>
                  <table:table-cell office:value-type="float" office:value="372000" calcext:value-type="float">
                    <text:p>372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Obligations and Subsidies for Retirement Systems</text:p>
                  </table:table-cell>
                  <table:table-cell table:number-columns-repeated="2" office:value-type="float" office:value="16500000" calcext:value-type="float">
                    <text:p>16,500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Improve the Standard of Living for Retirees</text:p>
                  </table:table-cell>
                  <table:table-cell office:value-type="float" office:value="73500000" calcext:value-type="float">
                    <text:p>73,500,000 </text:p>
                  </table:table-cell>
                  <table:table-cell office:value-type="float" office:value="125000000" calcext:value-type="float">
                    <text:p>125,000,000 </text:p>
                  </table:table-cell>
                  <table:table-cell table:number-columns-repeated="1020"/>
                </table:table-row>
                <table:table-row table:style-name="ro3">
                  <table:table-cell/>
                  <table:table-cell office:value-type="string" calcext:value-type="string">
                    <text:p>Other Estimations for Line Ministries &amp; Government Agencies</text:p>
                  </table:table-cell>
                  <table:table-cell office:value-type="float" office:value="97572000" calcext:value-type="float">
                    <text:p>97,572,000 </text:p>
                  </table:table-cell>
                  <table:table-cell office:value-type="float" office:value="18522000" calcext:value-type="float">
                    <text:p>18,522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Reduce Cost of Living for Families</text:p>
                  </table:table-cell>
                  <table:table-cell office:value-type="float" office:value="80500000" calcext:value-type="float">
                    <text:p>80,500,000 </text:p>
                  </table:table-cell>
                  <table:table-cell office:value-type="float" office:value="115000000" calcext:value-type="float">
                    <text:p>115,0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Risk Financing</text:p>
                  </table:table-cell>
                  <table:table-cell office:value-type="float" office:value="541000" calcext:value-type="float">
                    <text:p>541,000 </text:p>
                  </table:table-cell>
                  <table:table-cell office:value-type="float" office:value="558000" calcext:value-type="float">
                    <text:p>558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Early Retirement Scheme</text:p>
                  </table:table-cell>
                  <table:table-cell office:value-type="float" office:value="2706000" calcext:value-type="float">
                    <text:p>2,706,000 </text:p>
                  </table:table-cell>
                  <table:table-cell office:value-type="float" office:value="2790000" calcext:value-type="float">
                    <text:p>2,79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The Government's Share in Unemployment Insurance</text:p>
                  </table:table-cell>
                  <table:table-cell table:number-columns-repeated="2" office:value-type="float" office:value="17000000" calcext:value-type="float">
                    <text:p>17,0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Housing Programme Support (Rent Allowance)</text:p>
                  </table:table-cell>
                  <table:table-cell office:value-type="float" office:value="30800000" calcext:value-type="float">
                    <text:p>30,800,000 </text:p>
                  </table:table-cell>
                  <table:table-cell office:value-type="float" office:value="44000000" calcext:value-type="float">
                    <text:p>44,000,000 </text:p>
                  </table:table-cell>
                  <table:table-cell table:number-columns-repeated="1020"/>
                </table:table-row>
                <table:table-row table:style-name="ro4">
                  <table:table-cell/>
                  <table:table-cell office:value-type="string" calcext:value-type="string">
                    <text:p>Housing Programme Support (Housing Loans Reduction)</text:p>
                  </table:table-cell>
                  <table:table-cell table:number-columns-repeated="2" office:value-type="float" office:value="4000000" calcext:value-type="float">
                    <text:p>4,000,000 </text:p>
                  </table:table-cell>
                  <table:table-cell table:number-columns-repeated="1020"/>
                </table:table-row>
              </table:table-row-group>
            </table:table-row-group>
          </table:table-row-group>
          <table:table-row table:style-name="ro2">
            <table:table-cell/>
            <table:table-cell table:style-name="ce4" office:value-type="string" calcext:value-type="string">
              <text:p>Total</text:p>
            </table:table-cell>
            <table:table-cell table:style-name="ce6" table:formula="of:=SUBTOTAL(9;[.C8:.C118])" office:value-type="float" office:value="3123835000" calcext:value-type="float">
              <text:p>3,123,835,000 </text:p>
            </table:table-cell>
            <table:table-cell table:style-name="ce9" table:formula="of:=SUBTOTAL(9;[.D8:.D118])" office:value-type="float" office:value="3064647000" calcext:value-type="float">
              <text:p>3,064,647,000 </text:p>
            </table:table-cell>
            <table:table-cell table:number-columns-repeated="1020"/>
          </table:table-row>
          <table:table-row table:style-name="ro4">
            <table:table-cell/>
            <table:table-cell office:value-type="string" calcext:value-type="string">
              <text:p>Reserve Account</text:p>
            </table:table-cell>
            <table:table-cell office:value-type="float" office:value="93715000" calcext:value-type="float">
              <text:p>93,715,000 </text:p>
            </table:table-cell>
            <table:table-cell office:value-type="float" office:value="91939000" calcext:value-type="float">
              <text:p>91,939,000 </text:p>
            </table:table-cell>
            <table:table-cell table:number-columns-repeated="1020"/>
          </table:table-row>
        </table:table-row-group>
        <table:table-row table:style-name="ro2">
          <table:table-cell/>
          <table:table-cell table:style-name="ce4" office:value-type="string" calcext:value-type="string">
            <text:p>Grand Total</text:p>
          </table:table-cell>
          <table:table-cell table:style-name="ce6" table:formula="of:=SUBTOTAL(9;[.C8:.C120])" office:value-type="float" office:value="3217550000" calcext:value-type="float">
            <text:p>3,217,550,000 </text:p>
          </table:table-cell>
          <table:table-cell table:style-name="ce9" table:formula="of:=SUBTOTAL(9;[.D8:.D120])" office:value-type="float" office:value="3156586000" calcext:value-type="float">
            <text:p>3,156,586,000 </text:p>
          </table:table-cell>
          <table:table-cell table:number-columns-repeated="1020"/>
        </table:table-row>
      </table:table>
      <table:table table:name="Govt Subsidies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ce3"/>
        <table:table-column table:style-name="co13" table:default-cell-style-name="Content"/>
        <table:table-column table:style-name="co13" table:default-cell-style-name="ce8"/>
        <table:table-column table:style-name="co4" table:number-columns-repeated="1020" table:default-cell-style-name="Default"/>
        <table:table-row table:style-name="ro4">
          <table:table-cell/>
          <table:table-cell table:style-name="Heading" office:value-type="string" calcext:value-type="string">
            <text:p>Table 3</text:p>
          </table:table-cell>
          <table:table-cell table:style-name="Default" table:number-columns-repeated="2"/>
          <table:table-cell table:number-columns-repeated="1020"/>
        </table:table-row>
        <table:table-row table:style-name="ro4">
          <table:table-cell/>
          <table:table-cell table:style-name="Heading" office:value-type="string" calcext:value-type="string">
            <text:p>Government Subsidies</text:p>
          </table:table-cell>
          <table:table-cell table:style-name="Default" table:number-columns-repeated="2"/>
          <table:table-cell table:number-columns-repeated="1020"/>
        </table:table-row>
        <table:table-row table:style-name="ro4">
          <table:table-cell/>
          <table:table-cell table:style-name="Heading" office:value-type="string" calcext:value-type="string">
            <text:p>for The Fiscal Years 2015 &amp; 2016</text:p>
          </table:table-cell>
          <table:table-cell table:style-name="Default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Default" table:number-columns-repeated="2"/>
          <table:table-cell table:style-name="Default"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7" office:value-type="float" office:value="2015" calcext:value-type="float">
            <text:p>2015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Electricity &amp; Water Authority</text:p>
          </table:table-cell>
          <table:table-cell table:formula="of:=['Recurrent Expenditure'.C56]" office:value-type="float" office:value="315735000" calcext:value-type="float">
            <text:p>315,735,000 </text:p>
          </table:table-cell>
          <table:table-cell table:formula="of:=['Recurrent Expenditure'.D56]" office:value-type="float" office:value="325500000" calcext:value-type="float">
            <text:p>325,500,000 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University of Bahrain</text:p>
          </table:table-cell>
          <table:table-cell table:formula="of:=['Recurrent Expenditure'.C75]" office:value-type="float" office:value="43823000" calcext:value-type="float">
            <text:p>43,823,000 </text:p>
          </table:table-cell>
          <table:table-cell table:formula="of:=['Recurrent Expenditure'.D75]" office:value-type="float" office:value="45178000" calcext:value-type="float">
            <text:p>45,178,000 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Teachers' College (University of Bahrain)</text:p>
          </table:table-cell>
          <table:table-cell table:formula="of:=['Recurrent Expenditure'.C76]" office:value-type="float" office:value="5413000" calcext:value-type="float">
            <text:p>5,413,000 </text:p>
          </table:table-cell>
          <table:table-cell table:formula="of:=['Recurrent Expenditure'.D76]" office:value-type="float" office:value="5580000" calcext:value-type="float">
            <text:p>5,580,000 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Bahrain Polytechnic</text:p>
          </table:table-cell>
          <table:table-cell table:formula="of:=['Recurrent Expenditure'.C77]" office:value-type="float" office:value="11818000" calcext:value-type="float">
            <text:p>11,818,000 </text:p>
          </table:table-cell>
          <table:table-cell table:formula="of:=['Recurrent Expenditure'.D77]" office:value-type="float" office:value="12183000" calcext:value-type="float">
            <text:p>12,183,000 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Food Subsidies</text:p>
          </table:table-cell>
          <table:table-cell table:formula="of:=['Recurrent Expenditure'.C79]" office:value-type="float" office:value="43290000" calcext:value-type="float">
            <text:p>43,290,000 </text:p>
          </table:table-cell>
          <table:table-cell table:formula="of:=['Recurrent Expenditure'.D79]" office:value-type="float" office:value="57000000" calcext:value-type="float">
            <text:p>57,000,000 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Improve the Standard of Living for Retirees</text:p>
          </table:table-cell>
          <table:table-cell table:formula="of:=['Recurrent Expenditure'.C111]" office:value-type="float" office:value="73500000" calcext:value-type="float">
            <text:p>73,500,000 </text:p>
          </table:table-cell>
          <table:table-cell table:formula="of:=['Recurrent Expenditure'.D111]" office:value-type="float" office:value="125000000" calcext:value-type="float">
            <text:p>125,000,000 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oyal Charity Organization</text:p>
          </table:table-cell>
          <table:table-cell table:formula="of:=['Recurrent Expenditure'.C90]" office:value-type="float" office:value="4400000" calcext:value-type="float">
            <text:p>4,400,000 </text:p>
          </table:table-cell>
          <table:table-cell table:formula="of:=['Recurrent Expenditure'.D90]" office:value-type="float" office:value="4400000" calcext:value-type="float">
            <text:p>4,400,000 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Social Welfare Fund</text:p>
          </table:table-cell>
          <table:table-cell table:formula="of:=['Recurrent Expenditure'.C94]" office:value-type="float" office:value="24910000" calcext:value-type="float">
            <text:p>24,910,000 </text:p>
          </table:table-cell>
          <table:table-cell table:formula="of:=['Recurrent Expenditure'.D94]" office:value-type="float" office:value="21630000" calcext:value-type="float">
            <text:p>21,630,000 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Housing Programme Support (Rent Allowance)</text:p>
          </table:table-cell>
          <table:table-cell table:formula="of:=['Recurrent Expenditure'.C117]" office:value-type="float" office:value="30800000" calcext:value-type="float">
            <text:p>30,800,000 </text:p>
          </table:table-cell>
          <table:table-cell table:formula="of:=['Recurrent Expenditure'.D117]" office:value-type="float" office:value="44000000" calcext:value-type="float">
            <text:p>44,000,000 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Housing Programme Support (Housing Loans Reduction)</text:p>
          </table:table-cell>
          <table:table-cell table:formula="of:=['Recurrent Expenditure'.C118]" office:value-type="float" office:value="4000000" calcext:value-type="float">
            <text:p>4,000,000 </text:p>
          </table:table-cell>
          <table:table-cell table:formula="of:=['Recurrent Expenditure'.D118]" office:value-type="float" office:value="4000000" calcext:value-type="float">
            <text:p>4,000,000 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educe Cost of Living for Families</text:p>
          </table:table-cell>
          <table:table-cell table:formula="of:=['Recurrent Expenditure'.C113]" office:value-type="float" office:value="80500000" calcext:value-type="float">
            <text:p>80,500,000 </text:p>
          </table:table-cell>
          <table:table-cell table:formula="of:=['Recurrent Expenditure'.D113]" office:value-type="float" office:value="115000000" calcext:value-type="float">
            <text:p>115,000,000 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National Social Fund</text:p>
          </table:table-cell>
          <table:table-cell table:formula="of:=['Recurrent Expenditure'.C101]" office:value-type="float" office:value="14700000" calcext:value-type="float">
            <text:p>14,700,000 </text:p>
          </table:table-cell>
          <table:table-cell table:formula="of:=['Recurrent Expenditure'.D101]" office:value-type="float" office:value="14700000" calcext:value-type="float">
            <text:p>14,700,000 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6" table:formula="of:=SUM([.C8:.C19])" office:value-type="float" office:value="652889000" calcext:value-type="float">
            <text:p>652,889,000 </text:p>
          </table:table-cell>
          <table:table-cell table:style-name="ce9" table:formula="of:=SUM([.D8:.D19])" office:value-type="float" office:value="774171000" calcext:value-type="float">
            <text:p>774,171,000 </text:p>
          </table:table-cell>
          <table:table-cell table:number-columns-repeated="1020"/>
        </table:table-row>
      </table:table>
      <table:table table:name="Project Expenditure" table:style-name="ta5">
        <office:forms form:automatic-focus="false" form:apply-design-mode="false"/>
        <table:table-column table:style-name="co14" table:default-cell-style-name="Default"/>
        <table:table-column table:style-name="co15" table:default-cell-style-name="ce3"/>
        <table:table-column table:style-name="co13" table:default-cell-style-name="Content"/>
        <table:table-column table:style-name="co13" table:default-cell-style-name="ce8"/>
        <table:table-column table:style-name="co16" table:default-cell-style-name="Default"/>
        <table:table-column table:style-name="co4" table:number-columns-repeated="1019" table:default-cell-style-name="Default"/>
        <table:table-row table:style-name="ro4">
          <table:table-cell/>
          <table:table-cell table:style-name="Heading" office:value-type="string" calcext:value-type="string">
            <text:p>Table 4</text:p>
          </table:table-cell>
          <table:table-cell table:style-name="Default" table:number-columns-repeated="2"/>
          <table:table-cell table:number-columns-repeated="1020"/>
        </table:table-row>
        <table:table-row table:style-name="ro4">
          <table:table-cell/>
          <table:table-cell table:style-name="Heading" office:value-type="string" calcext:value-type="string">
            <text:p>Project Expenditure by Ministries</text:p>
          </table:table-cell>
          <table:table-cell table:style-name="Default" table:number-columns-repeated="2"/>
          <table:table-cell table:number-columns-repeated="1020"/>
        </table:table-row>
        <table:table-row table:style-name="ro4">
          <table:table-cell/>
          <table:table-cell table:style-name="Heading" office:value-type="string" calcext:value-type="string">
            <text:p>for The Fiscal Years 2015 &amp; 2016</text:p>
          </table:table-cell>
          <table:table-cell table:style-name="Default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Heading"/>
          <table:table-cell table:style-name="Default" table:number-columns-repeated="2"/>
          <table:table-cell table:number-columns-repeated="1020"/>
        </table:table-row>
        <table:table-row table:style-name="ro4">
          <table:table-cell/>
          <table:table-cell table:style-name="Default" table:number-columns-repeated="2"/>
          <table:table-cell table:style-name="Default"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Description</text:p>
          </table:table-cell>
          <table:table-cell table:style-name="ce5" office:value-type="float" office:value="2016" calcext:value-type="float">
            <text:p>2016</text:p>
          </table:table-cell>
          <table:table-cell table:style-name="ce7" office:value-type="float" office:value="2015" calcext:value-type="float">
            <text:p>2015</text:p>
          </table:table-cell>
          <table:table-cell table:number-columns-repeated="1020"/>
        </table:table-row>
        <table:table-row-group>
          <table:table-row table:style-name="ro2">
            <table:table-cell/>
            <table:table-cell table:style-name="ce10" office:value-type="string" calcext:value-type="string">
              <text:p>Public Administration Sector</text:p>
            </table:table-cell>
            <table:table-cell table:style-name="Subtotal" table:formula="of:=SUBTOTAL(9;[.C9:.C20])" office:value-type="float" office:value="45350000" calcext:value-type="float">
              <text:p>45,350,000 </text:p>
            </table:table-cell>
            <table:table-cell table:style-name="ce11" table:formula="of:=SUBTOTAL(9;[.D9:.D20])" office:value-type="float" office:value="43350000" calcext:value-type="float">
              <text:p>43,350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Ministry of Interior</text:p>
              </table:table-cell>
              <table:table-cell table:number-columns-repeated="2" office:value-type="float" office:value="22000000" calcext:value-type="float">
                <text:p>22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National Guard</text:p>
              </table:table-cell>
              <table:table-cell table:number-columns-repeated="2" office:value-type="float" office:value="3000000" calcext:value-type="float">
                <text:p>3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First Deputy of H.R.H The Prime Minister Office</text:p>
              </table:table-cell>
              <table:table-cell table:number-columns-repeated="2" office:value-type="float" office:value="3000000" calcext:value-type="float">
                <text:p>3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Foreign Affairs</text:p>
              </table:table-cell>
              <table:table-cell table:number-columns-repeated="2" office:value-type="float" office:value="1500000" calcext:value-type="float">
                <text:p>1,5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Justice &amp; Islamic Affairs &amp; Awqaf (Justice Affairs)</text:p>
              </table:table-cell>
              <table:table-cell table:number-columns-repeated="2" office:value-type="float" office:value="700000" calcext:value-type="float">
                <text:p>7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Civil Service Bureau</text:p>
              </table:table-cell>
              <table:table-cell table:number-columns-repeated="2" office:value-type="float" office:value="700000" calcext:value-type="float">
                <text:p>7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Central Informatics Organization</text:p>
              </table:table-cell>
              <table:table-cell table:number-columns-repeated="2" office:value-type="float" office:value="1000000" calcext:value-type="float">
                <text:p>1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Justice &amp; Islamic Affairs &amp; Awqaf (Islamic Affairs)</text:p>
              </table:table-cell>
              <table:table-cell table:number-columns-repeated="2" office:value-type="float" office:value="800000" calcext:value-type="float">
                <text:p>8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Supreme Judicial Council</text:p>
              </table:table-cell>
              <table:table-cell table:number-columns-repeated="2" office:value-type="float" office:value="150000" calcext:value-type="float">
                <text:p>15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Survey &amp; Land Registration Bureau</text:p>
              </table:table-cell>
              <table:table-cell table:number-columns-repeated="2" office:value-type="float" office:value="1000000" calcext:value-type="float">
                <text:p>1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Customs Affairs</text:p>
              </table:table-cell>
              <table:table-cell table:number-columns-repeated="2" office:value-type="float" office:value="1500000" calcext:value-type="float">
                <text:p>1,5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King Hamad University Hospital</text:p>
              </table:table-cell>
              <table:table-cell office:value-type="float" office:value="10000000" calcext:value-type="float">
                <text:p>10,000,000 </text:p>
              </table:table-cell>
              <table:table-cell office:value-type="float" office:value="8000000" calcext:value-type="float">
                <text:p>8,000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0" office:value-type="string" calcext:value-type="string">
              <text:p>Social Services Sector</text:p>
            </table:table-cell>
            <table:table-cell table:style-name="Subtotal" table:formula="of:=SUBTOTAL(9;[.C22:.C28])" office:value-type="float" office:value="31102000" calcext:value-type="float">
              <text:p>31,102,000 </text:p>
            </table:table-cell>
            <table:table-cell table:style-name="ce11" table:formula="of:=SUBTOTAL(9;[.D22:.D28])" office:value-type="float" office:value="31175000" calcext:value-type="float">
              <text:p>31,175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Ministry of Education</text:p>
              </table:table-cell>
              <table:table-cell table:number-columns-repeated="2" office:value-type="float" office:value="7000000" calcext:value-type="float">
                <text:p>7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Health</text:p>
              </table:table-cell>
              <table:table-cell table:number-columns-repeated="2" office:value-type="float" office:value="7000000" calcext:value-type="float">
                <text:p>7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Labour</text:p>
              </table:table-cell>
              <table:table-cell office:value-type="float" office:value="102000" calcext:value-type="float">
                <text:p>102,000 </text:p>
              </table:table-cell>
              <table:table-cell office:value-type="float" office:value="175000" calcext:value-type="float">
                <text:p>175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General Organization for Youth &amp; Sports</text:p>
              </table:table-cell>
              <table:table-cell table:number-columns-repeated="2" office:value-type="float" office:value="3000000" calcext:value-type="float">
                <text:p>3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Social Development</text:p>
              </table:table-cell>
              <table:table-cell table:number-columns-repeated="2" office:value-type="float" office:value="1000000" calcext:value-type="float">
                <text:p>1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Information Affairs Authority</text:p>
              </table:table-cell>
              <table:table-cell table:number-columns-repeated="2" office:value-type="float" office:value="7000000" calcext:value-type="float">
                <text:p>7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Bahrain Authority for Culture &amp; Antiquities</text:p>
              </table:table-cell>
              <table:table-cell table:number-columns-repeated="2" office:value-type="float" office:value="6000000" calcext:value-type="float">
                <text:p>6,000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0" office:value-type="string" calcext:value-type="string">
              <text:p>Economic Services Sector</text:p>
            </table:table-cell>
            <table:table-cell table:style-name="Subtotal" table:formula="of:=SUBTOTAL(9;[.C30:.C31])" office:value-type="float" office:value="6500000" calcext:value-type="float">
              <text:p>6,500,000 </text:p>
            </table:table-cell>
            <table:table-cell table:style-name="ce11" table:formula="of:=SUBTOTAL(9;[.D30:.D31])" office:value-type="float" office:value="7500000" calcext:value-type="float">
              <text:p>7,500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Ministry of Industry &amp; Commerce</text:p>
              </table:table-cell>
              <table:table-cell office:value-type="float" office:value="4000000" calcext:value-type="float">
                <text:p>4,000,000 </text:p>
              </table:table-cell>
              <table:table-cell office:value-type="float" office:value="5000000" calcext:value-type="float">
                <text:p>5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Finance</text:p>
              </table:table-cell>
              <table:table-cell table:number-columns-repeated="2" office:value-type="float" office:value="2500000" calcext:value-type="float">
                <text:p>2,500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0" office:value-type="string" calcext:value-type="string">
              <text:p>Infrastructure Sector</text:p>
            </table:table-cell>
            <table:table-cell table:style-name="Subtotal" table:formula="of:=SUBTOTAL(9;[.C33:.C35])" office:value-type="float" office:value="251000000" calcext:value-type="float">
              <text:p>251,000,000 </text:p>
            </table:table-cell>
            <table:table-cell table:style-name="ce11" table:formula="of:=SUBTOTAL(9;[.D33:.D35])" office:value-type="float" office:value="226000000" calcext:value-type="float">
              <text:p>226,000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Ministry of Housing</text:p>
              </table:table-cell>
              <table:table-cell table:number-columns-repeated="2" office:value-type="float" office:value="145000000" calcext:value-type="float">
                <text:p>145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Works, Municipalities Affairs &amp; Urban Planning (Works Affairs)</text:p>
              </table:table-cell>
              <table:table-cell office:value-type="float" office:value="100000000" calcext:value-type="float">
                <text:p>100,000,000 </text:p>
              </table:table-cell>
              <table:table-cell office:value-type="float" office:value="75000000" calcext:value-type="float">
                <text:p>75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Ministry of Transportation &amp; Telecommunications</text:p>
              </table:table-cell>
              <table:table-cell table:number-columns-repeated="2" office:value-type="float" office:value="6000000" calcext:value-type="float">
                <text:p>6,000,000 </text:p>
              </table:table-cell>
              <table:table-cell table:number-columns-repeated="1020"/>
            </table:table-row>
          </table:table-row-group>
          <table:table-row table:style-name="ro2">
            <table:table-cell/>
            <table:table-cell table:style-name="ce10" office:value-type="string" calcext:value-type="string">
              <text:p>Miscellaneous Budget</text:p>
            </table:table-cell>
            <table:table-cell table:style-name="Subtotal" table:formula="of:=SUBTOTAL(9;[.C37:.C39])" office:value-type="float" office:value="16200000" calcext:value-type="float">
              <text:p>16,200,000 </text:p>
            </table:table-cell>
            <table:table-cell table:style-name="ce11" table:formula="of:=SUBTOTAL(9;[.D37:.D39])" office:value-type="float" office:value="11000000" calcext:value-type="float">
              <text:p>11,000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Ministry of Works, Municipalities Affairs &amp; Urban Planning (Municipalities Affairs &amp; Urban Planning)</text:p>
              </table:table-cell>
              <table:table-cell office:value-type="float" office:value="15000000" calcext:value-type="float">
                <text:p>15,000,000 </text:p>
              </table:table-cell>
              <table:table-cell office:value-type="float" office:value="10000000" calcext:value-type="float">
                <text:p>10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Supreme Council for the Environment</text:p>
              </table:table-cell>
              <table:table-cell office:value-type="float" office:value="1000000" calcext:value-type="float">
                <text:p>1,000,000 </text:p>
              </table:table-cell>
              <table:table-cell office:value-type="float" office:value="800000" calcext:value-type="float">
                <text:p>8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Tender Board</text:p>
              </table:table-cell>
              <table:table-cell table:number-columns-repeated="2" office:value-type="float" office:value="200000" calcext:value-type="float">
                <text:p>200,000 </text:p>
              </table:table-cell>
              <table:table-cell table:number-columns-repeated="1020"/>
            </table:table-row>
          </table:table-row-group>
          <table:table-row table:style-name="ro4">
            <table:table-cell/>
            <table:table-cell table:style-name="ce10" office:value-type="string" calcext:value-type="string">
              <text:p>Transfer Budget</text:p>
            </table:table-cell>
            <table:table-cell table:style-name="Subtotal" table:formula="of:=SUBTOTAL(9;[.C41:.C47])" office:value-type="float" office:value="114848000" calcext:value-type="float">
              <text:p>114,848,000 </text:p>
            </table:table-cell>
            <table:table-cell table:style-name="ce11" table:formula="of:=SUBTOTAL(9;[.D41:.D47])" office:value-type="float" office:value="125975000" calcext:value-type="float">
              <text:p>125,975,000 </text:p>
            </table:table-cell>
            <table:table-cell table:number-columns-repeated="1020"/>
          </table:table-row>
          <table:table-row-group>
            <table:table-row table:style-name="ro4">
              <table:table-cell/>
              <table:table-cell office:value-type="string" calcext:value-type="string">
                <text:p>University of Bahrain</text:p>
              </table:table-cell>
              <table:table-cell table:number-columns-repeated="2" office:value-type="float" office:value="3000000" calcext:value-type="float">
                <text:p>3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Institute of Public Administration</text:p>
              </table:table-cell>
              <table:table-cell table:number-columns-repeated="2" office:value-type="float" office:value="150000" calcext:value-type="float">
                <text:p>15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High Council for Islamic Affairs</text:p>
              </table:table-cell>
              <table:table-cell table:number-columns-repeated="2" office:value-type="float" office:value="1000000" calcext:value-type="float">
                <text:p>1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Economic Development Board</text:p>
              </table:table-cell>
              <table:table-cell table:number-columns-repeated="2" office:value-type="float" office:value="10000000" calcext:value-type="float">
                <text:p>10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E. Government Authority</text:p>
              </table:table-cell>
              <table:table-cell table:number-columns-repeated="2" office:value-type="float" office:value="4000000" calcext:value-type="float">
                <text:p>4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Gulf Air Company</text:p>
              </table:table-cell>
              <table:table-cell office:value-type="float" office:value="55000000" calcext:value-type="float">
                <text:p>55,000,000 </text:p>
              </table:table-cell>
              <table:table-cell office:value-type="float" office:value="65000000" calcext:value-type="float">
                <text:p>65,000,000 </text:p>
              </table:table-cell>
              <table:table-cell table:number-columns-repeated="1020"/>
            </table:table-row>
            <table:table-row table:style-name="ro4">
              <table:table-cell/>
              <table:table-cell office:value-type="string" calcext:value-type="string">
                <text:p>Various Capital Projects</text:p>
              </table:table-cell>
              <table:table-cell office:value-type="float" office:value="41698000" calcext:value-type="float">
                <text:p>41,698,000 </text:p>
              </table:table-cell>
              <table:table-cell office:value-type="float" office:value="42825000" calcext:value-type="float">
                <text:p>42,825,000 </text:p>
              </table:table-cell>
              <table:table-cell table:number-columns-repeated="1020"/>
            </table:table-row>
          </table:table-row-group>
        </table:table-row-group>
        <table:table-row table:style-name="ro4">
          <table:table-cell/>
          <table:table-cell table:style-name="ce4" office:value-type="string" calcext:value-type="string">
            <text:p>Total</text:p>
          </table:table-cell>
          <table:table-cell table:style-name="ce6" table:formula="of:=SUBTOTAL(9;[.C8:.C47])" office:value-type="float" office:value="465000000" calcext:value-type="float">
            <text:p>465,000,000 </text:p>
          </table:table-cell>
          <table:table-cell table:style-name="ce9" table:formula="of:=SUBTOTAL(9;[.D8:.D47])" office:value-type="float" office:value="445000000" calcext:value-type="float">
            <text:p>445,000,000 </text:p>
          </table:table-cell>
          <table:table-cell table:number-columns-repeated="1020"/>
        </table:table-row>
      </table:table>
      <table:table table:name="Municipalities" table:style-name="ta6">
        <office:forms form:automatic-focus="false" form:apply-design-mode="false"/>
        <table:table-column table:style-name="co17" table:default-cell-style-name="Default"/>
        <table:table-column table:style-name="co18" table:default-cell-style-name="Heading"/>
        <table:table-column table:style-name="co19" table:default-cell-style-name="Default"/>
        <table:table-column table:style-name="co20" table:default-cell-style-name="Default"/>
        <table:table-column table:style-name="co4" table:number-columns-repeated="1020" table:default-cell-style-name="Default"/>
        <table:table-row table:style-name="ro4">
          <table:table-cell/>
          <table:table-cell office:value-type="string" calcext:value-type="string">
            <text:p>Table 5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Revenue &amp; Expenditure of Municipalities &amp; Capital Secretaria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for The Fiscal Years 2015 &amp; 201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Default"/>
          <table:table-cell table:number-columns-repeated="1022"/>
        </table:table-row>
        <table:table-row table:style-name="ro4">
          <table:table-cell/>
          <table:table-cell table:style-name="Default"/>
          <table:table-cell/>
          <table:table-cell office:value-type="string" calcext:value-type="string">
            <text:p>BD</text:p>
          </table:table-cell>
          <table:table-cell table:number-columns-repeated="1020"/>
        </table:table-row>
        <table:table-row table:style-name="ro2">
          <table:table-cell/>
          <table:table-cell table:style-name="ce12" office:value-type="string" calcext:value-type="string">
            <text:p>Description</text:p>
          </table:table-cell>
          <table:table-cell table:style-name="ce14" office:value-type="float" office:value="2016" calcext:value-type="float">
            <text:p>2016</text:p>
          </table:table-cell>
          <table:table-cell table:style-name="ce16" office:value-type="float" office:value="2015" calcext:value-type="float">
            <text:p>2015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Municipalities &amp; Capital Secretariat Revenue</text:p>
          </table:table-cell>
          <table:table-cell table:style-name="Content" office:value-type="float" office:value="58400000" calcext:value-type="float">
            <text:p>58,400,000 </text:p>
          </table:table-cell>
          <table:table-cell table:style-name="ce8" office:value-type="float" office:value="58400000" calcext:value-type="float">
            <text:p>58,400,000 </text:p>
          </table:table-cell>
          <table:table-cell table:number-columns-repeated="1020"/>
        </table:table-row>
        <table:table-row table:style-name="ro4">
          <table:table-cell/>
          <table:table-cell table:style-name="ce13" office:value-type="string" calcext:value-type="string">
            <text:p>Municipalities &amp; Capital Secretariat Expenditure</text:p>
          </table:table-cell>
          <table:table-cell table:style-name="ce15" office:value-type="float" office:value="58400000" calcext:value-type="float">
            <text:p>58,400,000 </text:p>
          </table:table-cell>
          <table:table-cell table:style-name="ce17" office:value-type="float" office:value="58400000" calcext:value-type="float">
            <text:p>58,400,000 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/>
    <style:font-face style:name="PakType Naqsh" svg:font-family="'PakType Naqsh'" style:font-family-generic="swiss"/>
    <style:font-face style:name="Liberation Sans1" svg:font-family="'Liberation Sans'" style:font-adornments="Regular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Liberation Sans1" fo:font-family="'Liberation Sans'" style:font-style-name="Regular" style:font-pitch="variable" style:font-name-asian="Noto Sans CJK SC Regular" style:font-family-asian="'Noto Sans CJK SC Regular'" style:font-family-generic-asian="system" style:font-pitch-asian="variable" style:font-name-complex="Liberation Sans1" style:font-family-complex="'Liberation Sans'" style:font-style-name-complex="Regular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0pt" fo:font-style="normal" fo:font-weight="bold"/>
    </style:style>
    <style:style style:name="Heading1" style:family="table-cell" style:parent-style-name="Heading" style:data-style-name="N100">
      <style:table-cell-properties style:text-align-source="fix" style:repeat-content="false" fo:padding-bottom="0.99pt" fo:padding-left="0.99pt" fo:padding-right="0.99pt" fo:padding-top="7.99pt" style:rotation-angle="0" loext:vertical-justify="auto"/>
      <style:paragraph-properties fo:text-align="start" css3t:text-justify="auto"/>
    </style:style>
    <style:style style:name="Content" style:family="table-cell" style:parent-style-name="Default" style:data-style-name="N106"/>
    <style:style style:name="Subtotal" style:family="table-cell" style:parent-style-name="Content">
      <style:table-cell-properties fo:padding-bottom="0.99pt" fo:padding-left="0.99pt" fo:padding-right="0.99pt" fo:padding-top="7.99pt"/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tal_20_Rev_20__26__20_Exp" style:display-name="PageStyle_Total Rev &amp; Ex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current_20_Expenditure" style:display-name="PageStyle_Recurrent Expendi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ovt_20_Subsidies" style:display-name="PageStyle_Govt Subsidi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roject_20_Expenditure" style:display-name="PageStyle_Project Expenditur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venue" style:display-name="PageStyle_Revenu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unicipalities" style:display-name="PageStyle_Municipalit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7-06-13T16:27:41.803786243</dc:date>
    <meta:editing-cycles>20</meta:editing-cycles>
    <meta:editing-duration>PT49M55S</meta:editing-duration>
    <meta:generator>LibreOffice/5.2.2.2$Linux_X86_64 LibreOffice_project/20m0$Build-2</meta:generator>
    <meta:document-statistic meta:table-count="6" meta:cell-count="738" meta:object-count="0"/>
  </office:meta>
</office:document-meta>
</file>